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1" svg:font-family="Arial, Helvetica, sans-serif"/>
    <style:font-face style:name="Helvtine" svg:font-family="Helvtine, sans-serif"/>
    <style:font-face style:name="Montserrat" svg:font-family="Montserrat"/>
    <style:font-face style:name="MontserratBold" svg:font-family="MontserratBold"/>
    <style:font-face style:name="MontserratLight" svg:font-family="MontserratLight"/>
    <style:font-face style:name="OpenSymbol" svg:font-family="OpenSymbol"/>
    <style:font-face style:name="Tiù" svg:font-family="Tiù"/>
    <style:font-face style:name="Verdana" svg:font-family="Verdana, Arial, Helvetica, sans-serif"/>
    <style:font-face style:name="arial" svg:font-family="arial, FreeSans, sans-serif"/>
    <style:font-face style:name="Lucida Sans1" svg:font-family="'Lucida Sans'" style:font-family-generic="swiss"/>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BoldMT1" svg:font-family="TimesNewRomanPS-BoldMT" style:font-family-generic="system" style:font-pitch="variable"/>
    <style:font-face style:name="TimesNewRomanPSMT1" svg:font-family="TimesNewRomanPSMT"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color="#000000" style:font-name="TimesNewRomanPSMT" fo:font-size="12pt" style:font-size-asian="12pt" style:font-name-complex="TimesNewRomanPSMT1" style:font-size-complex="12pt"/>
    </style:style>
    <style:style style:name="P2" style:family="paragraph" style:parent-style-name="Standard">
      <style:paragraph-properties fo:text-align="justify" style:justify-single-word="false"/>
      <style:text-properties fo:color="#000000" style:font-name="TimesNewRomanPSMT" fo:font-size="12pt" style:font-name-asian="Times New Roman1" style:font-size-asian="12pt" style:language-asian="fr" style:country-asian="FR" style:font-name-complex="TimesNewRomanPSMT1" style:font-size-complex="12pt"/>
    </style:style>
    <style:style style:name="P3" style:family="paragraph" style:parent-style-name="Standard">
      <style:paragraph-properties fo:text-align="justify" style:justify-single-word="false"/>
      <style:text-properties fo:color="#000000" style:font-name="TimesNewRomanPS-BoldMT" fo:font-size="15.5pt" fo:font-weight="bold" style:font-size-asian="15.5pt" style:font-weight-asian="bold" style:font-name-complex="TimesNewRomanPS-BoldMT1" style:font-size-complex="15.5pt" style:font-weight-complex="bold"/>
    </style:style>
    <style:style style:name="P4" style:family="paragraph" style:parent-style-name="Standard">
      <style:text-properties style:font-name="Times New Roman" fo:font-size="12pt" style:font-name-asian="Times New Roman1" style:font-size-asian="12pt" style:language-asian="fr" style:country-asian="FR" style:font-size-complex="12pt"/>
    </style:style>
    <style:style style:name="P5" style:family="paragraph" style:parent-style-name="Standard">
      <style:paragraph-properties fo:text-align="justify" style:justify-single-word="false"/>
      <style:text-properties style:font-name="Times New Roman" fo:font-size="12pt" style:font-name-asian="Times New Roman1" style:font-size-asian="12pt" style:language-asian="fr" style:country-asian="FR" style:font-size-complex="12pt"/>
    </style:style>
    <style:style style:name="P6" style:family="paragraph" style:parent-style-name="Standard">
      <style:paragraph-properties fo:text-align="justify" style:justify-single-word="false"/>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use-window-font-color="true" style:font-name="Times New Roman" fo:font-size="12pt" style:font-name-asian="Times New Roman1" style:font-size-asian="12pt" style:language-asian="fr" style:country-asian="FR" style:font-size-complex="12pt"/>
    </style:style>
    <style:style style:name="P11" style:family="paragraph" style:parent-style-name="Standard">
      <style:paragraph-properties fo:text-align="center" style:justify-single-word="false" fo:padding-left="0.141cm" fo:padding-right="0.141cm" fo:padding-top="0.035cm" fo:padding-bottom="0.035cm" fo:border="0.018cm solid #00000a"/>
      <style:text-properties fo:font-variant="small-caps" style:font-name="Times New Roman" fo:font-size="18pt" fo:font-weight="bold" style:font-size-asian="18pt" style:font-weight-asian="bold" style:font-name-complex="Times New Roman1"/>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justify" style:justify-single-word="false"/>
      <style:text-properties style:font-name="Times New Roman" fo:font-size="12pt" style:font-name-asian="Times New Roman1" style:font-size-asian="12pt" style:language-asian="fr" style:country-asian="FR" style:font-size-complex="12pt"/>
    </style:style>
    <style:style style:name="P16" style:family="paragraph" style:parent-style-name="Table_20_Contents">
      <style:paragraph-properties fo:text-align="justify" style:justify-single-word="false"/>
      <style:text-properties style:font-name="Times New Roman" fo:font-size="12pt" style:font-size-asian="12pt" style:font-size-complex="12pt"/>
    </style:style>
    <style:style style:name="P17" style:family="paragraph" style:parent-style-name="Table_20_Contents">
      <style:paragraph-properties fo:text-align="justify" style:justify-single-word="false"/>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2">
      <style:text-properties style:text-underline-style="solid" style:text-underline-width="auto" style:text-underline-color="font-color"/>
    </style:style>
    <style:style style:name="P21" style:family="paragraph" style:parent-style-name="Standard" style:list-style-name="L2"/>
    <style:style style:name="P22" style:family="paragraph" style:parent-style-name="Standard">
      <style:text-properties style:font-name="Times New Roman" fo:font-size="12pt" style:text-underline-style="solid" style:text-underline-width="auto" style:text-underline-color="font-color" fo:font-weight="bold" style:font-name-asian="Times New Roman1" style:font-size-asian="12pt" style:language-asian="fr" style:country-asian="FR" style:font-weight-asian="bold" style:font-size-complex="12pt" style:font-weight-complex="bold"/>
    </style:style>
    <style:style style:name="P23" style:family="paragraph" style:parent-style-name="Standard" style:list-style-name="L3">
      <style:text-properties style:font-name="Times New Roman" fo:font-size="12pt" style:text-underline-style="solid" style:text-underline-width="auto" style:text-underline-color="font-color" fo:font-weight="bold" style:font-name-asian="Times New Roman1" style:font-size-asian="12pt" style:language-asian="fr" style:country-asian="FR" style:font-weight-asian="bold" style:font-size-complex="12pt" style:font-weight-complex="bold"/>
    </style:style>
    <style:style style:name="P24" style:family="paragraph" style:parent-style-name="Standard" style:list-style-name="L10">
      <style:paragraph-properties fo:text-align="justify" style:justify-single-word="false"/>
      <style:text-properties style:font-name="Times New Roman" fo:font-size="12pt" style:text-underline-style="solid" style:text-underline-width="auto" style:text-underline-color="font-color" fo:font-weight="bold" style:font-name-asian="Times New Roman1" style:font-size-asian="12pt" style:language-asian="fr" style:country-asian="FR" style:font-weight-asian="bold" style:font-size-complex="12pt" style:font-weight-complex="bold"/>
    </style:style>
    <style:style style:name="P25" style:family="paragraph" style:parent-style-name="Standard" style:list-style-name="L16">
      <style:text-properties style:font-name="Times New Roman" fo:font-size="12pt" style:text-underline-style="solid" style:text-underline-width="auto" style:text-underline-color="font-color" fo:font-weight="bold" style:font-name-asian="Times New Roman1" style:font-size-asian="12pt" style:language-asian="fr" style:country-asian="FR" style:font-weight-asian="bold" style:font-size-complex="12pt" style:font-weight-complex="bold"/>
    </style:style>
    <style:style style:name="P26" style:family="paragraph" style:parent-style-name="Standard" style:list-style-name="L4">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27" style:family="paragraph" style:parent-style-name="Standard" style:list-style-name="L5">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28" style:family="paragraph" style:parent-style-name="Standard">
      <style:paragraph-properties fo:text-align="justify" style:justify-single-word="false"/>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29" style:family="paragraph" style:parent-style-name="Standard" style:list-style-name="L5">
      <style:paragraph-properties fo:text-align="justify" style:justify-single-word="false"/>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30" style:family="paragraph" style:parent-style-name="Standard" style:list-style-name="L6">
      <style:paragraph-properties fo:text-align="justify" style:justify-single-word="false"/>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31" style:family="paragraph" style:parent-style-name="Standard" style:list-style-name="L7">
      <style:paragraph-properties fo:text-align="justify" style:justify-single-word="false"/>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32" style:family="paragraph" style:parent-style-name="Standard" style:list-style-name="L13">
      <style:paragraph-properties fo:text-align="justify" style:justify-single-word="false"/>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33" style:family="paragraph" style:parent-style-name="Standard" style:list-style-name="L21">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34" style:family="paragraph" style:parent-style-name="Standard" style:list-style-name="L11">
      <style:text-properties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35" style:family="paragraph" style:parent-style-name="Standard" style:list-style-name="L39">
      <style:text-properties style:font-name="Times New Roman" fo:font-size="12pt" style:text-underline-style="solid" style:text-underline-width="auto" style:text-underline-color="font-color" fo:font-weight="normal" style:font-name-asian="Times New Roman1" style:font-size-asian="12pt" style:language-asian="fr" style:country-asian="FR" style:font-weight-asian="normal" style:font-size-complex="12pt" style:font-weight-complex="normal"/>
    </style:style>
    <style:style style:name="P36" style:family="paragraph" style:parent-style-name="Standard">
      <style:text-properties style:font-name="Times New Roman" fo:font-size="12pt" style:font-name-asian="Times New Roman1" style:font-size-asian="12pt" style:language-asian="fr" style:country-asian="FR" style:font-size-complex="12pt"/>
    </style:style>
    <style:style style:name="P37" style:family="paragraph" style:parent-style-name="Standard">
      <style:paragraph-properties fo:text-align="justify" style:justify-single-word="false"/>
      <style:text-properties style:font-name="Times New Roman" fo:font-size="12pt" style:font-name-asian="Times New Roman1" style:font-size-asian="12pt" style:language-asian="fr" style:country-asian="FR" style:font-size-complex="12pt"/>
    </style:style>
    <style:style style:name="P38"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9" style:family="paragraph" style:parent-style-name="Standard">
      <style:paragraph-properties fo:text-align="justify" style:justify-single-word="false"/>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P40" style:family="paragraph" style:parent-style-name="Standard" style:list-style-name="L27">
      <style:paragraph-properties fo:text-align="justify" style:justify-single-word="false"/>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P41" style:family="paragraph" style:parent-style-name="Standard">
      <style:paragraph-properties fo:text-align="justify" style:justify-single-word="false"/>
      <style:text-properties style:font-name="Times New Roman" fo:font-size="12pt" style:text-underline-style="none" style:font-name-asian="Times New Roman1" style:font-size-asian="12pt" style:language-asian="fr" style:country-asian="FR" style:font-size-complex="12pt"/>
    </style:style>
    <style:style style:name="P42" style:family="paragraph" style:parent-style-name="Standard" style:list-style-name="L29">
      <style:paragraph-properties fo:text-align="justify" style:justify-single-word="false"/>
      <style:text-properties style:font-name="Times New Roman" fo:font-size="12pt" style:text-underline-style="none" style:font-name-asian="Times New Roman1" style:font-size-asian="12pt" style:language-asian="fr" style:country-asian="FR" style:font-size-complex="12pt"/>
    </style:style>
    <style:style style:name="P43" style:family="paragraph" style:parent-style-name="Standard">
      <style:text-properties style:font-name="Times New Roman" fo:font-size="12pt" style:text-underline-style="none" fo:font-weight="normal" style:font-name-asian="Times New Roman1" style:font-size-asian="12pt" style:language-asian="fr" style:country-asian="FR" style:font-weight-asian="normal" style:font-size-complex="12pt" style:font-weight-complex="normal"/>
    </style:style>
    <style:style style:name="P44" style:family="paragraph" style:parent-style-name="Standard" style:list-style-name="L10">
      <style:text-properties style:font-name="Times New Roman" fo:font-size="13pt" style:text-underline-style="solid" style:text-underline-width="auto" style:text-underline-color="font-color" fo:font-weight="bold" style:font-name-asian="Times New Roman1" style:font-size-asian="13pt" style:language-asian="fr" style:country-asian="FR" style:font-weight-asian="bold" style:font-size-complex="13pt" style:font-weight-complex="bold"/>
    </style:style>
    <style:style style:name="P45" style:family="paragraph" style:parent-style-name="Standard" style:list-style-name="L4">
      <style:paragraph-properties fo:text-align="justify" style:justify-single-word="false"/>
      <style:text-properties style:use-window-font-color="true" style:font-name="Times New Roman" fo:font-size="12pt" style:text-underline-style="solid" style:text-underline-width="auto" style:text-underline-color="font-color" style:font-name-asian="Times New Roman1" style:font-size-asian="12pt" style:language-asian="fr" style:country-asian="FR" style:font-size-complex="12pt"/>
    </style:style>
    <style:style style:name="P46" style:family="paragraph" style:parent-style-name="Standard">
      <style:paragraph-properties fo:text-align="justify" style:justify-single-word="false"/>
      <style:text-properties style:use-window-font-color="true" style:font-name="Times New Roman" fo:font-size="12pt" style:font-name-asian="Times New Roman1" style:font-size-asian="12pt" style:language-asian="fr" style:country-asian="FR" style:font-size-complex="12pt"/>
    </style:style>
    <style:style style:name="P47" style:family="paragraph" style:parent-style-name="Standard" style:list-style-name="L25">
      <style:paragraph-properties fo:text-align="justify" style:justify-single-word="false"/>
      <style:text-properties style:use-window-font-color="true" style:font-name="Times New Roman" fo:font-size="12pt" style:font-name-asian="Times New Roman1" style:font-size-asian="12pt" style:language-asian="fr" style:country-asian="FR" style:font-size-complex="12pt"/>
    </style:style>
    <style:style style:name="P48" style:family="paragraph" style:parent-style-name="Standard">
      <style:paragraph-properties fo:text-align="justify" style:justify-single-word="false"/>
      <style:text-properties style:use-window-font-color="true" style:font-name="Times New Roman" fo:font-size="12pt" fo:font-weight="normal" fo:background-color="transparent" style:font-name-asian="Times New Roman1" style:font-size-asian="12pt" style:language-asian="fr" style:country-asian="FR" style:font-weight-asian="normal" style:font-size-complex="12pt" style:font-weight-complex="normal"/>
    </style:style>
    <style:style style:name="P49" style:family="paragraph" style:parent-style-name="Standard">
      <style:paragraph-properties fo:text-align="justify" style:justify-single-word="false"/>
    </style:style>
    <style:style style:name="P50" style:family="paragraph" style:parent-style-name="Standard" style:list-style-name="L23">
      <style:paragraph-properties fo:text-align="justify" style:justify-single-word="false"/>
    </style:style>
    <style:style style:name="P51" style:family="paragraph" style:parent-style-name="Standard" style:list-style-name="L24">
      <style:paragraph-properties fo:text-align="justify" style:justify-single-word="false"/>
    </style:style>
    <style:style style:name="P52" style:family="paragraph" style:parent-style-name="Standard" style:list-style-name="L27">
      <style:paragraph-properties fo:text-align="justify" style:justify-single-word="false"/>
    </style:style>
    <style:style style:name="P53" style:family="paragraph" style:parent-style-name="Standard">
      <style:paragraph-properties fo:text-align="justify" style:justify-single-word="false"/>
      <style:text-properties fo:color="#000000" style:font-name="TimesNewRomanPSMT" fo:font-size="12pt" style:font-name-asian="Times New Roman1" style:font-size-asian="12pt" style:language-asian="fr" style:country-asian="FR" style:font-name-complex="TimesNewRomanPSMT1" style:font-size-complex="12pt"/>
    </style:style>
    <style:style style:name="P54"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fo:font-weight="normal" style:font-name-asian="Times New Roman1" style:font-size-asian="12pt" style:language-asian="fr" style:country-asian="FR" style:font-size-complex="12pt"/>
    </style:style>
    <style:style style:name="P55"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fo:font-weight="normal"/>
    </style:style>
    <style:style style:name="P56"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style:text-underline-style="none" fo:font-weight="normal" style:font-name-asian="Times New Roman1" style:font-size-asian="12pt" style:language-asian="fr" style:country-asian="FR" style:font-size-complex="12pt"/>
    </style:style>
    <style:style style:name="P57" style:family="paragraph" style:parent-style-name="Standard">
      <style:paragraph-properties fo:text-align="justify" style:justify-single-word="false"/>
      <style:text-properties style:font-name="Times New Roman" fo:font-size="12pt" style:text-underline-style="none" fo:font-weight="bold" style:font-name-asian="Times New Roman1" style:font-size-asian="12pt" style:language-asian="fr" style:country-asian="FR" style:font-weight-asian="bold" style:font-size-complex="12pt" style:font-weight-complex="bold"/>
    </style:style>
    <style:style style:name="P58" style:family="paragraph" style:parent-style-name="Standard" style:list-style-name="L9">
      <style:paragraph-properties fo:text-align="justify" style:justify-single-word="false"/>
      <style:text-properties fo:font-variant="small-caps" style:use-window-font-color="true" style:font-name="Times New Roman" fo:font-size="14pt" style:text-underline-style="solid" style:text-underline-width="auto" style:text-underline-color="font-color" fo:font-weight="bold" style:font-name-asian="Times New Roman1" style:font-size-asian="14pt" style:language-asian="fr" style:country-asian="FR" style:font-weight-asian="bold" style:font-size-complex="14pt" style:font-weight-complex="bold"/>
    </style:style>
    <style:style style:name="P59" style:family="paragraph" style:parent-style-name="Standard" style:list-style-name="L9">
      <style:text-properties fo:font-variant="small-caps" style:use-window-font-color="true" style:font-name="Times New Roman" fo:font-size="14pt" style:text-underline-style="solid" style:text-underline-width="auto" style:text-underline-color="font-color" fo:font-weight="bold" style:font-name-asian="Times New Roman1" style:font-size-asian="14pt" style:language-asian="fr" style:country-asian="FR" style:font-weight-asian="bold" style:font-size-complex="14pt" style:font-weight-complex="bold"/>
    </style:style>
    <style:style style:name="P60" style:family="paragraph" style:parent-style-name="Standard" style:list-style-name="L27">
      <style:paragraph-properties fo:text-align="justify" style:justify-single-word="false" fo:break-before="page"/>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P61" style:family="paragraph" style:parent-style-name="Standard" style:list-style-name="L3">
      <style:paragraph-properties fo:break-before="page"/>
      <style:text-properties style:font-name="Times New Roman" fo:font-size="12pt" style:text-underline-style="solid" style:text-underline-width="auto" style:text-underline-color="font-color" fo:font-weight="bold" style:font-name-asian="Times New Roman1" style:font-size-asian="12pt" style:language-asian="fr" style:country-asian="FR" style:font-weight-asian="bold" style:font-size-complex="12pt" style:font-weight-complex="bold"/>
    </style:style>
    <style:style style:name="P62" style:family="paragraph" style:parent-style-name="Standard" style:list-style-name="L26">
      <style:paragraph-properties fo:text-align="justify" style:justify-single-word="false" fo:break-before="page" fo:background-color="transparent">
        <style:background-image/>
      </style:paragraph-properties>
    </style:style>
    <style:style style:name="P63" style:family="paragraph" style:parent-style-name="Standard">
      <style:paragraph-properties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64" style:family="paragraph" style:parent-style-name="Standard">
      <style:paragraph-properties fo:text-align="justify" style:justify-single-word="false"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65" style:family="paragraph" style:parent-style-name="Standard">
      <style:paragraph-properties fo:text-align="justify" style:justify-single-word="false" fo:background-color="transparent">
        <style:background-image/>
      </style:paragraph-properties>
      <style:text-properties style:use-window-font-color="true" style:font-name="Times New Roman" fo:font-size="12pt" fo:font-weight="normal" fo:background-color="transparent" style:font-name-asian="Times New Roman1" style:font-size-asian="12pt" style:language-asian="fr" style:country-asian="FR" style:font-weight-asian="normal" style:font-size-complex="12pt" style:font-weight-complex="normal"/>
    </style:style>
    <style:style style:name="P66" style:family="paragraph" style:parent-style-name="Standard" style:list-style-name="L28">
      <style:paragraph-properties fo:text-align="justify" style:justify-single-word="false" fo:background-color="transparent">
        <style:background-image/>
      </style:paragraph-properties>
      <style:text-properties style:use-window-font-color="true" style:font-name="Times New Roman" fo:font-size="12pt" fo:font-weight="normal" fo:background-color="transparent" style:font-name-asian="Times New Roman1" style:font-size-asian="12pt" style:language-asian="fr" style:country-asian="FR" style:font-weight-asian="normal" style:font-size-complex="12pt" style:font-weight-complex="normal"/>
    </style:style>
    <style:style style:name="P67" style:family="paragraph" style:parent-style-name="Standard">
      <style:paragraph-properties fo:text-align="justify" style:justify-single-word="false" fo:background-color="transparent">
        <style:background-image/>
      </style:paragraph-properties>
      <style:text-properties style:use-window-font-color="true" style:font-name="Times New Roman" fo:font-size="12pt" fo:font-style="normal" style:text-underline-style="none" fo:font-weight="normal" fo:background-color="transparent" style:font-name-asian="Times New Roman1" style:font-size-asian="12pt" style:language-asian="fr" style:country-asian="FR"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fo:background-color="transparent">
        <style:background-image/>
      </style:paragraph-properties>
      <style:text-properties style:use-window-font-color="true"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69" style:family="paragraph" style:parent-style-name="Standard" style:list-style-name="L35">
      <style:paragraph-properties fo:text-align="justify" style:justify-single-word="false" fo:background-color="transparent">
        <style:background-image/>
      </style:paragraph-properties>
      <style:text-properties style:use-window-font-color="true"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fo:text-align="justify" style:justify-single-word="false" fo:background-color="transparent">
        <style:background-image/>
      </style:paragraph-properties>
      <style:text-properties style:use-window-font-color="true" style:font-name="Times New Roman" fo:font-size="12pt" fo:font-style="normal" style:text-underline-style="solid" style:text-underline-width="auto" style:text-underline-color="font-color" fo:font-weight="normal" fo:background-color="transparent" style:font-name-asian="Times New Roman1" style:font-size-asian="12pt" style:language-asian="fr" style:country-asian="FR" style:font-style-asian="normal" style:font-weight-asian="normal" style:font-size-complex="12pt" style:font-style-complex="normal" style:font-weight-complex="normal"/>
    </style:style>
    <style:style style:name="P71" style:family="paragraph" style:parent-style-name="Standard" style:list-style-name="L4">
      <style:paragraph-properties fo:text-align="justify" style:justify-single-word="false" fo:background-color="transparent">
        <style:background-image/>
      </style:paragraph-properties>
      <style:text-properties style:use-window-font-color="true" style:font-name="Times New Roman" fo:font-size="12pt" fo:font-style="normal" style:text-underline-style="solid" style:text-underline-width="auto" style:text-underline-color="font-color" fo:font-weight="bold" fo:background-color="transparent" style:font-name-asian="Times New Roman1" style:font-size-asian="12pt" style:language-asian="fr" style:country-asian="FR" style:font-style-asian="normal" style:font-weight-asian="bold" style:font-size-complex="12pt" style:font-style-complex="normal" style:font-weight-complex="bold"/>
    </style:style>
    <style:style style:name="P72" style:family="paragraph" style:parent-style-name="Standard" style:list-style-name="L6">
      <style:paragraph-properties fo:text-align="justify" style:justify-single-word="false" fo:background-color="transparent">
        <style:background-image/>
      </style:paragraph-properties>
      <style:text-properties style:use-window-font-color="true" style:font-name="Times New Roman" fo:font-size="12pt" fo:font-style="normal" style:text-underline-style="solid" style:text-underline-width="auto" style:text-underline-color="font-color" fo:font-weight="bold" fo:background-color="transparent" style:font-name-asian="Times New Roman1" style:font-size-asian="12pt" style:language-asian="fr" style:country-asian="FR"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fo:background-color="transparent">
        <style:background-image/>
      </style:paragraph-properties>
      <style:text-properties style:use-window-font-color="true" style:font-name="Times New Roman" fo:font-size="12pt" fo:font-style="italic" style:text-underline-style="none" fo:font-weight="bold" fo:background-color="transparent" style:font-size-asian="12pt" style:font-style-asian="italic" style:font-weight-asian="bold" style:font-size-complex="12pt" style:font-style-complex="italic" style:font-weight-complex="bold"/>
    </style:style>
    <style:style style:name="P74" style:family="paragraph" style:parent-style-name="Standard">
      <style:paragraph-properties fo:text-align="justify" style:justify-single-word="false" fo:background-color="transparent">
        <style:background-image/>
      </style:paragraph-properties>
    </style:style>
    <style:style style:name="P75" style:family="paragraph" style:parent-style-name="Standard" style:list-style-name="L31">
      <style:paragraph-properties fo:text-align="justify" style:justify-single-word="false" fo:background-color="transparent">
        <style:background-image/>
      </style:paragraph-properties>
    </style:style>
    <style:style style:name="P76" style:family="paragraph" style:parent-style-name="Standard" style:list-style-name="L32">
      <style:paragraph-properties fo:text-align="justify" style:justify-single-word="false" fo:background-color="transparent">
        <style:background-image/>
      </style:paragraph-properties>
    </style:style>
    <style:style style:name="P77" style:family="paragraph" style:parent-style-name="Standard" style:list-style-name="L33">
      <style:paragraph-properties fo:text-align="justify" style:justify-single-word="false" fo:background-color="transparent">
        <style:background-image/>
      </style:paragraph-properties>
    </style:style>
    <style:style style:name="P78" style:family="paragraph" style:parent-style-name="Standard" style:list-style-name="L37">
      <style:paragraph-properties fo:text-align="justify" style:justify-single-word="false" fo:background-color="transparent">
        <style:background-image/>
      </style:paragraph-properties>
    </style:style>
    <style:style style:name="P79" style:family="paragraph" style:parent-style-name="Standard">
      <style:paragraph-properties fo:text-align="justify" style:justify-single-word="false" fo:background-color="transparent">
        <style:background-image/>
      </style:paragraph-properties>
      <style:text-properties fo:font-variant="normal" fo:text-transform="none" style:use-window-font-color="true" style:font-name="Times New Roman" fo:font-size="12pt" fo:letter-spacing="normal" fo:font-style="normal" style:text-underline-style="none" fo:font-weight="normal" fo:background-color="transparent" style:font-name-asian="Times New Roman1" style:font-size-asian="12pt" style:language-asian="fr" style:country-asian="FR" style:font-style-asian="normal" style:font-weight-asian="normal" style:font-size-complex="12pt" style:font-style-complex="normal" style:font-weight-complex="normal"/>
    </style:style>
    <style:style style:name="P80" style:family="paragraph" style:parent-style-name="Standard" style:list-style-name="L36">
      <style:paragraph-properties fo:text-align="justify" style:justify-single-word="false" fo:background-color="transparent">
        <style:background-image/>
      </style:paragraph-properties>
      <style:text-properties fo:font-variant="normal" fo:text-transform="none" style:use-window-font-color="true" style:font-name="Times New Roman" fo:font-size="12pt" fo:letter-spacing="normal" fo:font-style="normal" style:text-underline-style="none" fo:font-weight="normal" fo:background-color="transparent" style:font-name-asian="Times New Roman1" style:font-size-asian="12pt" style:language-asian="fr" style:country-asian="FR"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fo:background-color="transparent">
        <style:background-image/>
      </style:paragraph-properties>
      <style:text-properties fo:font-variant="normal" fo:text-transform="none" style:use-window-font-color="true" style:font-name="Times New Roman" fo:font-size="12pt" fo:letter-spacing="normal" fo:font-style="normal" style:text-underline-style="none" fo:font-weight="normal" style:font-name-asian="Times New Roman1" style:font-size-asian="12pt" style:language-asian="fr" style:country-asian="FR" style:font-weight-asian="normal" style:font-size-complex="12pt" style:font-weight-complex="normal"/>
    </style:style>
    <style:style style:name="P82" style:family="paragraph" style:parent-style-name="Standard">
      <style:paragraph-properties fo:text-align="justify" style:justify-single-word="false" fo:background-color="transparent">
        <style:background-image/>
      </style:paragraph-properties>
      <style:text-properties fo:font-variant="normal" fo:text-transform="none" style:use-window-font-color="true" style:font-name="Times New Roman" fo:font-size="12pt" fo:letter-spacing="normal" fo:font-style="normal" style:text-underline-style="none" fo:font-weight="bold" fo:background-color="transparent" style:font-name-asian="Times New Roman1" style:font-size-asian="12pt" style:language-asian="fr" style:country-asian="FR" style:font-style-asian="normal" style:font-weight-asian="bold" style:font-size-complex="12pt" style:font-style-complex="normal" style:font-weight-complex="bold"/>
    </style:style>
    <style:style style:name="P83" style:family="paragraph" style:parent-style-name="Standard">
      <style:paragraph-properties fo:text-align="justify" style:justify-single-word="false" fo:background-color="transparent">
        <style:background-image/>
      </style:paragraph-properties>
      <style:text-properties fo:font-variant="normal" fo:text-transform="none" style:use-window-font-color="true" style:font-name="Times New Roman" fo:font-size="12pt" fo:letter-spacing="normal" fo:font-style="italic" style:text-underline-style="none" fo:font-weight="bold" fo:background-color="transparent" style:font-name-asian="Times New Roman1" style:font-size-asian="12pt" style:language-asian="fr" style:country-asian="FR" style:font-style-asian="italic" style:font-weight-asian="bold" style:font-size-complex="12pt" style:font-style-complex="italic" style:font-weight-complex="bold"/>
    </style:style>
    <style:style style:name="P84" style:family="paragraph" style:parent-style-name="Standard">
      <style:paragraph-properties fo:text-align="justify" style:justify-single-word="false" fo:background-color="transparent">
        <style:background-image/>
      </style:paragraph-properties>
      <style:text-properties style:font-name="Times New Roman" fo:font-size="12pt" style:text-underline-style="none" style:font-name-asian="Times New Roman1" style:font-size-asian="12pt" style:language-asian="fr" style:country-asian="FR" style:font-size-complex="12pt"/>
    </style:style>
    <style:style style:name="P85" style:family="paragraph" style:parent-style-name="Standard" style:list-style-name="L30">
      <style:paragraph-properties fo:text-align="justify" style:justify-single-word="false" fo:background-color="transparent">
        <style:background-image/>
      </style:paragraph-properties>
      <style:text-properties style:font-name="Times New Roman" fo:font-size="12pt" style:text-underline-style="none" style:font-name-asian="Times New Roman1" style:font-size-asian="12pt" style:language-asian="fr" style:country-asian="FR" style:font-size-complex="12pt"/>
    </style:style>
    <style:style style:name="P86" style:family="paragraph" style:parent-style-name="Standard">
      <style:paragraph-properties fo:text-align="justify" style:justify-single-word="false" fo:background-color="transparent">
        <style:background-image/>
      </style:paragraph-properties>
      <style:text-properties style:font-name="Times New Roman" fo:font-size="12pt" style:font-name-asian="Times New Roman1" style:font-size-asian="12pt" style:language-asian="fr" style:country-asian="FR" style:font-size-complex="12pt"/>
    </style:style>
    <style:style style:name="P87" style:family="paragraph" style:parent-style-name="Standard">
      <style:paragraph-properties fo:text-align="justify" style:justify-single-word="false" fo:background-color="transparent">
        <style:background-image/>
      </style:paragraph-properties>
      <style:text-properties fo:font-style="italic" style:text-underline-style="none" fo:font-weight="bold" style:font-style-asian="italic" style:font-weight-asian="bold" style:font-style-complex="italic" style:font-weight-complex="bold"/>
    </style:style>
    <style:style style:name="P88" style:family="paragraph" style:parent-style-name="Footnote">
      <style:text-properties style:font-name="Times New Roman" fo:font-size="10pt" style:font-size-asian="10pt" style:font-size-complex="10pt"/>
    </style:style>
    <style:style style:name="P89" style:family="paragraph" style:parent-style-name="Footnote">
      <style:paragraph-properties fo:text-align="justify" style:justify-single-word="false"/>
      <style:text-properties style:font-name="Times New Roman" fo:font-size="10pt" style:font-size-asian="10pt" style:font-size-complex="10pt"/>
    </style:style>
    <style:style style:name="P90" style:family="paragraph" style:parent-style-name="Footnote">
      <style:paragraph-properties fo:text-align="justify" style:justify-single-word="false"/>
    </style:style>
    <style:style style:name="P91" style:family="paragraph" style:parent-style-name="Footnote">
      <style:text-properties fo:font-size="10pt" style:font-size-asian="10pt" style:font-size-complex="10pt"/>
    </style:style>
    <style:style style:name="P92" style:family="paragraph" style:parent-style-name="Footnote">
      <style:paragraph-properties fo:text-align="justify" style:justify-single-word="false"/>
      <style:text-properties fo:font-size="10pt" style:font-size-asian="10pt" style:font-size-complex="10pt"/>
    </style:style>
    <style:style style:name="P93" style:family="paragraph" style:parent-style-name="Footnote">
      <style:paragraph-properties fo:text-align="justify" style:justify-single-word="false"/>
      <style:text-properties style:use-window-font-color="true" style:font-name="Times New Roman" fo:font-size="10pt" style:font-size-asian="10pt" style:font-size-complex="10pt"/>
    </style:style>
    <style:style style:name="P94" style:family="paragraph" style:parent-style-name="Text_20_body">
      <style:paragraph-properties fo:margin-left="0cm" fo:margin-right="0cm" fo:line-height="100%" fo:text-align="justify" style:justify-single-word="false" fo:orphans="2" fo:widows="2" fo:text-indent="0cm" style:auto-text-indent="false" fo:background-color="transparent" fo:padding="0cm" fo:border="none">
        <style:background-image/>
      </style:paragraph-properties>
    </style:style>
    <style:style style:name="P95" style:family="paragraph" style:parent-style-name="Text_20_body">
      <style:paragraph-properties fo:text-align="justify" style:justify-single-word="false" fo:background-color="transparent">
        <style:background-image/>
      </style:paragraph-properties>
      <style:text-properties style:font-name="Times New Roman" fo:font-size="12pt" style:font-name-asian="Times New Roman1" style:font-size-asian="12pt" style:language-asian="fr" style:country-asian="FR" style:font-size-complex="12pt"/>
    </style:style>
    <style:style style:name="P96"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Times New Roman" fo:font-size="12pt" fo:letter-spacing="normal" fo:font-style="normal" style:text-underline-style="none" fo:font-weight="normal" style:font-name-asian="Times New Roman1" style:font-size-asian="12pt" style:language-asian="fr" style:country-asian="FR" style:font-weight-asian="normal" style:font-size-complex="12pt" style:font-weight-complex="normal"/>
    </style:style>
    <style:style style:name="T1" style:family="text">
      <style:text-properties fo:color="#000000"/>
    </style:style>
    <style:style style:name="T2"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3" style:family="text">
      <style:text-properties fo:color="#000000" style:font-name="TimesNewRomanPSMT" style:font-name-complex="TimesNewRomanPSMT1"/>
    </style:style>
    <style:style style:name="T4" style:family="text">
      <style:text-properties fo:color="#000000" style:font-name="TimesNewRomanPSMT" fo:font-size="12pt" style:font-name-asian="Times New Roman1" style:font-size-asian="12pt" style:language-asian="fr" style:country-asian="FR" style:font-name-complex="TimesNewRomanPSMT1" style:font-size-complex="12pt"/>
    </style:style>
    <style:style style:name="T5" style:family="text">
      <style:text-properties fo:color="#000000" style:font-name-asian="Times New Roman1" style:language-asian="fr" style:country-asian="FR" style:font-name-complex="TimesNewRomanPSMT1"/>
    </style:style>
    <style:style style:name="T6" style:family="text">
      <style:text-properties fo:color="#000000" fo:font-style="italic"/>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style:font-size-asian="12pt" style:font-name-complex="Times New Roman1" style:font-size-complex="12pt" style:font-weight-complex="bold"/>
    </style:style>
    <style:style style:name="T9" style:family="text">
      <style:text-properties style:font-name="Times New Roman" fo:font-size="12pt" fo:font-weight="bold" style:font-size-asian="12pt" style:font-weight-asian="bold" style:font-name-complex="Times New Roman1" style:font-size-complex="12pt" style:font-weight-complex="bold"/>
    </style:style>
    <style:style style:name="T10" style:family="text">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T11" style:family="text">
      <style:text-properties style:font-name="Times New Roman" fo:font-size="12pt" style:font-name-asian="Times New Roman1" style:font-size-asian="12pt" style:language-asian="fr" style:country-asian="FR" style:font-size-complex="12pt"/>
    </style:style>
    <style:style style:name="T12" style:family="text">
      <style:text-properties style:font-name="Times New Roman" fo:font-size="12pt" style:text-underline-style="none" style:font-name-asian="Times New Roman1" style:font-size-asian="12pt" style:language-asian="fr" style:country-asian="FR" style:font-size-complex="12pt"/>
    </style:style>
    <style:style style:name="T13" style:family="text">
      <style:text-properties fo:font-size="12pt" style:font-size-asian="12pt" style:font-size-complex="12pt"/>
    </style:style>
    <style:style style:name="T14" style:family="text">
      <style:text-properties style:text-underline-style="solid" style:text-underline-width="auto" style:text-underline-color="font-color"/>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variant="normal" fo:text-transform="none" style:use-window-font-color="true" style:font-name="Times New Roman" fo:font-size="12pt" fo:letter-spacing="normal" fo:font-style="normal" style:text-underline-style="none" fo:font-weight="normal" fo:background-color="transparent" style:font-size-asian="12pt" style:font-weight-asian="normal" style:font-size-complex="12pt" style:font-weight-complex="normal"/>
    </style:style>
    <style:style style:name="T18" style:family="text">
      <style:text-properties fo:font-variant="normal" fo:text-transform="none" style:use-window-font-color="true" style:font-name="Times New Roman" fo:font-size="12pt" fo:letter-spacing="normal" fo:font-style="normal" style:text-underline-style="none" fo:font-weight="normal" fo:background-color="transparent" style:font-name-asian="Times New Roman1" style:font-size-asian="12pt" style:language-asian="fr" style:country-asian="FR" style:font-style-asian="normal" style:font-weight-asian="normal" style:font-size-complex="12pt" style:font-style-complex="normal" style:font-weight-complex="normal"/>
    </style:style>
    <style:style style:name="T19" style:family="text">
      <style:text-properties fo:font-variant="normal" fo:text-transform="none" style:use-window-font-color="true" style:font-name="Times New Roman" fo:font-size="12pt" fo:letter-spacing="normal" fo:font-style="normal" style:text-underline-style="none" fo:font-weight="bold" fo:background-color="transparent" style:font-name-asian="Times New Roman1" style:font-size-asian="12pt" style:language-asian="fr" style:country-asian="FR" style:font-style-asian="normal" style:font-weight-asian="bold" style:font-size-complex="12pt" style:font-style-complex="normal" style:font-weight-complex="bold"/>
    </style:style>
    <style:style style:name="T20" style:family="text">
      <style:text-properties fo:font-variant="normal" fo:text-transform="none" style:use-window-font-color="true" style:font-name="Times New Roman" fo:font-size="12pt" fo:letter-spacing="normal" fo:font-style="normal" fo:background-color="transparent" style:font-name-asian="Times New Roman1" style:font-size-asian="12pt" style:language-asian="fr" style:country-asian="FR" style:font-style-asian="normal" style:font-size-complex="12pt" style:font-style-complex="normal"/>
    </style:style>
    <style:style style:name="T21" style:family="text">
      <style:text-properties fo:font-variant="normal" fo:text-transform="none" style:use-window-font-color="true" style:font-name="Times New Roman" fo:font-size="12pt" fo:letter-spacing="normal" fo:font-style="normal" style:text-underline-style="solid" style:text-underline-width="auto" style:text-underline-color="font-color" fo:font-weight="bold" fo:background-color="transparent" style:font-size-asian="12pt" style:font-weight-asian="bold" style:font-size-complex="12pt" style:font-weight-complex="bold"/>
    </style:style>
    <style:style style:name="T22" style:family="text">
      <style:text-properties fo:font-variant="normal" fo:text-transform="none" style:use-window-font-color="true" style:font-name="Times New Roman" fo:font-size="12pt" fo:letter-spacing="normal" fo:font-style="normal" fo:font-weight="normal" fo:background-color="transparent" style:font-size-asian="12pt" style:font-weight-asian="normal" style:font-size-complex="12pt" style:font-weight-complex="normal"/>
    </style:style>
    <style:style style:name="T23" style:family="text">
      <style:text-properties fo:font-variant="normal" fo:text-transform="none" style:use-window-font-color="true" style:font-name="Times New Roman" fo:font-size="12pt" fo:letter-spacing="normal" fo:font-style="normal" fo:font-weight="normal" fo:background-color="transparent" style:font-name-asian="Times New Roman1" style:font-size-asian="12pt" style:language-asian="fr" style:country-asian="FR" style:font-weight-asian="normal" style:font-size-complex="12pt" style:font-weight-complex="normal"/>
    </style:style>
    <style:style style:name="T24" style:family="text">
      <style:text-properties fo:font-variant="normal" fo:text-transform="none" style:use-window-font-color="true" style:font-name="Times New Roman" fo:font-size="12pt" fo:letter-spacing="normal" style:text-underline-style="none" fo:font-weight="normal" fo:background-color="transparent" style:font-size-asian="12pt" style:font-weight-asian="normal" style:font-size-complex="12pt" style:font-weight-complex="normal"/>
    </style:style>
    <style:style style:name="T25" style:family="text">
      <style:text-properties fo:font-variant="normal" fo:text-transform="none" style:use-window-font-color="true" style:font-name="Times New Roman" fo:font-size="12pt" fo:letter-spacing="normal" fo:font-style="italic" style:text-underline-style="none" fo:font-weight="normal" fo:background-color="transparent" style:font-size-asian="12pt" style:font-weight-asian="normal" style:font-size-complex="12pt" style:font-weight-complex="normal"/>
    </style:style>
    <style:style style:name="T26" style:family="text">
      <style:text-properties fo:font-variant="normal" fo:text-transform="none" style:use-window-font-color="true" style:font-name="Times New Roman" fo:font-size="12pt" fo:letter-spacing="normal" fo:background-color="transparent" style:font-name-asian="Times New Roman1" style:font-size-asian="12pt" style:language-asian="fr" style:country-asian="FR" style:font-size-complex="12pt"/>
    </style:style>
    <style:style style:name="T27" style:family="text">
      <style:text-properties fo:font-variant="normal" fo:text-transform="none" style:use-window-font-color="true" style:font-name="Times New Roman" fo:letter-spacing="normal" fo:font-style="normal" style:text-underline-style="none" fo:font-weight="normal" fo:background-color="transparent" style:font-name-asian="Times New Roman1" style:language-asian="fr" style:country-asian="FR" style:font-style-asian="normal" style:font-weight-asian="normal" style:font-style-complex="normal" style:font-weight-complex="normal"/>
    </style:style>
    <style:style style:name="T28" style:family="text">
      <style:text-properties fo:font-variant="normal" fo:text-transform="none" style:use-window-font-color="true" style:font-name="Times New Roman" fo:letter-spacing="normal" fo:font-style="normal" fo:font-weight="normal" fo:background-color="transparent" style:font-weight-asian="normal" style:font-weight-complex="normal"/>
    </style:style>
    <style:style style:name="T29" style:family="text">
      <style:text-properties fo:font-variant="normal" fo:text-transform="none" style:use-window-font-color="true" style:font-name="Times New Roman" fo:letter-spacing="normal" fo:font-style="normal" fo:font-weight="normal" fo:background-color="transparent" style:font-name-asian="Times New Roman1" style:language-asian="fr" style:country-asian="FR" style:font-weight-asian="normal" style:font-weight-complex="normal"/>
    </style:style>
    <style:style style:name="T30" style:family="text">
      <style:text-properties fo:font-variant="normal" fo:text-transform="none" style:use-window-font-color="true" style:font-name="Times New Roman" fo:letter-spacing="normal" fo:font-style="normal" fo:font-weight="normal" fo:background-color="transparent" style:font-style-asian="normal" style:font-weight-asian="normal" style:font-style-complex="normal" style:font-weight-complex="normal"/>
    </style:style>
    <style:style style:name="T31" style:family="text">
      <style:text-properties fo:font-variant="normal" fo:text-transform="none" style:use-window-font-color="true" style:font-name="Times New Roman" fo:letter-spacing="normal"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32" style:family="text">
      <style:text-properties fo:font-variant="normal" fo:text-transform="none" style:use-window-font-color="true" style:font-name="Times New Roman" fo:letter-spacing="normal" fo:font-weight="normal" fo:background-color="transparent" style:font-weight-asian="normal" style:font-weight-complex="normal"/>
    </style:style>
    <style:style style:name="T33" style:family="text">
      <style:text-properties fo:font-variant="normal" fo:text-transform="none" style:use-window-font-color="true" style:font-name="Times New Roman" fo:letter-spacing="normal" fo:font-style="italic" style:text-underline-style="solid" style:text-underline-width="auto" style:text-underline-color="font-color" fo:font-weight="normal" fo:background-color="transparent" style:font-name-asian="Times New Roman1" style:language-asian="fr" style:country-asian="FR" style:font-style-asian="italic" style:font-weight-asian="normal" style:font-style-complex="italic" style:font-weight-complex="normal"/>
    </style:style>
    <style:style style:name="T34" style:family="text">
      <style:text-properties fo:font-variant="normal" fo:text-transform="none" style:use-window-font-color="true" style:font-name="Times New Roman" fo:font-size="10pt" fo:letter-spacing="normal" fo:font-style="normal" style:text-underline-style="none" fo:font-weight="normal" fo:background-color="transparent" style:font-size-asian="10pt" style:font-weight-asian="normal" style:font-size-complex="10pt" style:font-weight-complex="normal"/>
    </style:style>
    <style:style style:name="T35" style:family="text">
      <style:text-properties fo:font-variant="normal" fo:text-transform="none" style:use-window-font-color="true" style:font-name="Times New Roman" fo:font-size="10pt" fo:letter-spacing="normal" fo:font-style="normal" style:text-underline-style="none" fo:font-weight="normal" fo:background-color="transparent" style:font-name-asian="Times New Roman1" style:font-size-asian="10pt" style:language-asian="fr" style:country-asian="FR" style:font-style-asian="normal" style:font-weight-asian="normal" style:font-size-complex="10pt" style:font-style-complex="normal" style:font-weight-complex="normal"/>
    </style:style>
    <style:style style:name="T36" style:family="text">
      <style:text-properties fo:font-variant="normal" fo:text-transform="none" style:use-window-font-color="true" style:font-name="Times New Roman" fo:font-size="10pt" fo:letter-spacing="normal" fo:font-style="normal" fo:font-weight="normal" fo:background-color="transparent" style:font-size-asian="10pt" style:font-weight-asian="normal" style:font-size-complex="10pt" style:font-weight-complex="normal"/>
    </style:style>
    <style:style style:name="T37" style:family="text">
      <style:text-properties fo:font-variant="normal" fo:text-transform="none" style:use-window-font-color="true" style:font-name="Times New Roman" fo:font-size="10pt" fo:letter-spacing="normal" fo:font-style="italic" style:text-underline-style="solid" style:text-underline-width="auto" style:text-underline-color="font-color" fo:font-weight="normal" fo:background-color="transparent" style:font-size-asian="10pt" style:font-style-asian="italic" style:font-weight-asian="normal" style:font-size-complex="10pt" style:font-style-complex="italic" style:font-weight-complex="normal"/>
    </style:style>
    <style:style style:name="T38" style:family="text">
      <style:text-properties fo:font-variant="normal" fo:text-transform="none" style:use-window-font-color="true" fo:letter-spacing="normal" fo:font-style="normal" fo:font-weight="normal" fo:background-color="transparent" style:font-name-asian="Times New Roman1" style:language-asian="fr" style:country-asian="FR" style:font-weight-asian="normal" style:font-weight-complex="normal"/>
    </style:style>
    <style:style style:name="T39" style:family="text">
      <style:text-properties fo:font-variant="normal" fo:text-transform="none" style:use-window-font-color="true" fo:letter-spacing="normal" fo:font-style="normal" style:text-underline-style="none" fo:font-weight="normal" fo:background-color="transparent" style:font-name-asian="Times New Roman1" style:language-asian="fr" style:country-asian="FR" style:font-style-asian="normal" style:font-weight-asian="normal" style:font-style-complex="normal" style:font-weight-complex="normal"/>
    </style:style>
    <style:style style:name="T40" style:family="text">
      <style:text-properties fo:font-variant="normal" fo:text-transform="none" style:use-window-font-color="true" fo:letter-spacing="normal" fo:font-style="italic" style:text-underline-style="solid" style:text-underline-width="auto" style:text-underline-color="font-color" fo:font-weight="normal" fo:background-color="transparent" style:font-name-asian="Times New Roman1" style:language-asian="fr" style:country-asian="FR" style:font-style-asian="italic" style:font-weight-asian="normal" style:font-style-complex="italic" style:font-weight-complex="normal"/>
    </style:style>
    <style:style style:name="T41" style:family="text">
      <style:text-properties fo:font-variant="normal" fo:text-transform="none" fo:color="#000000" fo:letter-spacing="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000000" fo:letter-spacing="normal" fo:font-style="normal" fo:font-weight="normal" style:font-name-complex="TimesNewRomanPSMT1"/>
    </style:style>
    <style:style style:name="T44" style:family="text">
      <style:text-properties fo:font-variant="normal" fo:text-transform="none" fo:color="#000000" fo:letter-spacing="normal" fo:font-style="normal" fo:font-weight="normal" fo:background-color="transparent"/>
    </style:style>
    <style:style style:name="T45" style:family="text">
      <style:text-properties fo:font-variant="normal" fo:text-transform="none" fo:color="#000000" fo:letter-spacing="normal" fo:font-style="normal" style:text-underline-style="none" fo:font-weight="normal" style:font-name-asian="Times New Roman1" style:language-asian="fr" style:country-asian="FR"/>
    </style:style>
    <style:style style:name="T46" style:family="text">
      <style:text-properties fo:font-variant="normal" fo:text-transform="none" fo:color="#000000" style:font-name="Times New Roman" fo:font-size="12pt" fo:letter-spacing="normal" fo:font-style="normal" fo:font-weight="normal" style:font-size-asian="12pt" style:font-size-complex="12pt"/>
    </style:style>
    <style:style style:name="T47" style:family="text">
      <style:text-properties fo:font-variant="normal" fo:text-transform="none" fo:color="#000000" style:font-name="Times New Roman" fo:font-size="12pt" fo:letter-spacing="normal" fo:font-style="normal" fo:font-weight="normal" style:font-name-asian="Times New Roman1" style:font-size-asian="12pt" style:language-asian="fr" style:country-asian="FR" style:font-size-complex="12pt"/>
    </style:style>
    <style:style style:name="T48" style:family="text">
      <style:text-properties fo:font-variant="normal" fo:text-transform="none" fo:color="#000000" style:font-name="Times New Roman" fo:font-size="12pt" fo:letter-spacing="normal" fo:font-style="normal" fo:font-weight="normal" style:font-name-asian="Times New Roman1" style:font-size-asian="12pt" style:language-asian="fr" style:country-asian="FR" style:font-weight-asian="bold" style:font-size-complex="12pt" style:font-weight-complex="bold"/>
    </style:style>
    <style:style style:name="T49" style:family="text">
      <style:text-properties fo:font-variant="normal" fo:text-transform="none" fo:color="#000000" style:font-name="Times New Roman" fo:font-size="12pt" fo:letter-spacing="normal" fo:font-style="normal" fo:font-weight="normal" style:font-name-asian="Times New Roman1" style:font-size-asian="12pt" style:language-asian="fr" style:country-asian="FR" style:font-weight-asian="normal" style:font-size-complex="12pt" style:font-weight-complex="normal"/>
    </style:style>
    <style:style style:name="T50" style:family="text">
      <style:text-properties fo:font-variant="normal" fo:text-transform="none" fo:color="#000000" style:font-name="Times New Roman" fo:font-size="12pt" fo:letter-spacing="normal" fo:font-style="normal" fo:font-weight="bold" style:font-name-asian="Times New Roman1" style:font-size-asian="12pt" style:language-asian="fr" style:country-asian="FR" style:font-weight-asian="bold" style:font-size-complex="12pt" style:font-weight-complex="bold"/>
    </style:style>
    <style:style style:name="T51" style:family="text">
      <style:text-properties fo:font-variant="normal" fo:text-transform="none" fo:color="#000000" style:font-name="Times New Roman" fo:font-size="12pt" fo:letter-spacing="normal" style:font-name-asian="Times New Roman1" style:font-size-asian="12pt" style:language-asian="fr" style:country-asian="FR" style:font-size-complex="12pt"/>
    </style:style>
    <style:style style:name="T52" style:family="text">
      <style:text-properties fo:font-variant="normal" fo:text-transform="none" fo:color="#000000" style:font-name="Times New Roman" fo:font-size="10pt" fo:letter-spacing="normal" fo:font-style="normal" fo:font-weight="normal" style:font-size-asian="10pt" style:font-size-complex="10pt"/>
    </style:style>
    <style:style style:name="T53" style:family="text">
      <style:text-properties fo:font-variant="normal" fo:text-transform="none" fo:color="#000000" style:font-name="Times New Roman" fo:font-size="10pt" fo:letter-spacing="normal" style:font-size-asian="10pt" style:font-size-complex="10pt"/>
    </style:style>
    <style:style style:name="T54" style:family="text">
      <style:text-properties fo:font-variant="normal" fo:text-transform="none" fo:color="#000000" style:font-name="Times New Roman" fo:font-size="12pt" fo:letter-spacing="normal" fo:font-style="normal" style:text-underline-style="none" fo:font-weight="bold" fo:background-color="transparent" style:font-name-asian="Times New Roman1" style:font-size-asian="12pt" style:language-asian="fr" style:country-asian="FR" style:font-weight-asian="bold" style:font-size-complex="12pt" style:font-weight-complex="bold"/>
    </style:style>
    <style:style style:name="T55" style:family="text">
      <style:text-properties fo:font-variant="normal" fo:text-transform="none" fo:color="#000000" style:font-name="Times New Roman" fo:font-size="12pt" fo:letter-spacing="normal" fo:font-style="normal" style:text-underline-style="none" fo:font-weight="normal" fo:background-color="transparent" style:font-name-asian="Times New Roman1" style:font-size-asian="12pt" style:language-asian="fr" style:country-asian="FR" style:font-weight-asian="normal" style:font-size-complex="12pt" style:font-weight-complex="normal"/>
    </style:style>
    <style:style style:name="T56" style:family="text">
      <style:text-properties fo:font-variant="normal" fo:text-transform="none" fo:color="#000000" style:font-name="Times New Roman" fo:font-size="12pt" fo:letter-spacing="normal" fo:font-style="normal" style:text-underline-style="none" fo:font-weight="normal" fo:background-color="transparent" style:font-name-asian="Times New Roman1" style:font-size-asian="12pt" style:language-asian="fr" style:country-asian="FR" style:font-style-asian="normal" style:font-weight-asian="normal" style:font-size-complex="12pt" style:font-style-complex="normal" style:font-weight-complex="normal"/>
    </style:style>
    <style:style style:name="T57"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58" style:family="text">
      <style:text-properties fo:font-variant="normal" fo:text-transform="none" fo:color="#000000" style:font-name="Times New Roman" fo:font-size="12pt" fo:letter-spacing="normal" fo:font-style="normal" fo:font-weight="normal" style:font-size-asian="12pt" style:font-size-complex="12pt"/>
    </style:style>
    <style:style style:name="T59"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60" style:family="text">
      <style:text-properties fo:font-variant="normal" fo:text-transform="none" fo:color="#1b1b1b" fo:letter-spacing="normal" fo:font-style="normal" style:text-underline-style="none" fo:font-weight="normal" style:font-name-asian="Times New Roman1" style:language-asian="fr" style:country-asian="FR"/>
    </style:style>
    <style:style style:name="T61" style:family="text">
      <style:text-properties fo:font-variant="normal" fo:text-transform="none" fo:color="#1b1b1b" fo:letter-spacing="normal" fo:font-style="italic"/>
    </style:style>
    <style:style style:name="T62" style:family="text">
      <style:text-properties fo:font-variant="normal" fo:text-transform="none" fo:color="#1b1b1b" style:font-name="Times New Roman" fo:letter-spacing="normal" fo:font-style="normal" style:text-underline-style="none" fo:font-weight="normal" style:font-name-asian="Times New Roman1" style:language-asian="fr" style:country-asian="FR"/>
    </style:style>
    <style:style style:name="T63" style:family="text">
      <style:text-properties fo:font-variant="normal" fo:text-transform="none" fo:color="#1b1b1b" style:font-name="Times New Roman" fo:font-size="12pt" fo:letter-spacing="normal" fo:font-style="normal" fo:font-weight="normal" fo:background-color="transparent" style:font-size-asian="12pt" style:font-weight-asian="normal" style:font-size-complex="12pt" style:font-weight-complex="normal"/>
    </style:style>
    <style:style style:name="T64" style:family="text">
      <style:text-properties fo:font-variant="normal" fo:text-transform="none" fo:color="#1b1b1b" style:font-name="Times New Roman" fo:font-size="12pt" fo:letter-spacing="normal" fo:font-style="normal" style:text-underline-style="none" fo:font-weight="normal" style:font-name-asian="Times New Roman1" style:font-size-asian="12pt" style:language-asian="fr" style:country-asian="FR" style:font-size-complex="12pt"/>
    </style:style>
    <style:style style:name="T65" style:family="text">
      <style:text-properties fo:font-variant="normal" fo:text-transform="none" fo:color="#1b1b1b" style:font-name="Times New Roman" fo:font-size="12pt" fo:letter-spacing="normal" fo:font-style="normal" style:text-underline-style="none" fo:font-weight="normal" style:font-name-asian="Times New Roman1" style:font-size-asian="12pt" style:language-asian="fr" style:country-asian="FR" style:font-style-asian="normal" style:font-size-complex="12pt" style:font-style-complex="normal"/>
    </style:style>
    <style:style style:name="T66" style:family="text">
      <style:text-properties fo:font-variant="normal" fo:text-transform="none" fo:color="#1b1b1b" style:font-name="Times New Roman" fo:font-size="12pt" fo:letter-spacing="normal" fo:font-style="normal" style:text-underline-style="none" fo:font-weight="normal" fo:background-color="transparent" style:font-name-asian="Times New Roman1" style:font-size-asian="12pt" style:language-asian="fr" style:country-asian="FR" style:font-weight-asian="normal" style:font-size-complex="12pt" style:font-weight-complex="normal"/>
    </style:style>
    <style:style style:name="T67" style:family="text">
      <style:text-properties fo:font-variant="normal" fo:text-transform="none" fo:color="#1b1b1b" style:font-name="Times New Roman" fo:font-size="12pt" fo:letter-spacing="normal" fo:font-style="normal" style:text-underline-style="none" fo:font-weight="bold" fo:background-color="transparent" style:font-name-asian="Times New Roman1" style:font-size-asian="12pt" style:language-asian="fr" style:country-asian="FR" style:font-weight-asian="bold" style:font-size-complex="12pt" style:font-weight-complex="bold"/>
    </style:style>
    <style:style style:name="T68" style:family="text">
      <style:text-properties fo:font-variant="normal" fo:text-transform="none" fo:color="#1b1b1b" style:font-name="Times New Roman" fo:font-size="12pt" fo:letter-spacing="normal" fo:font-weight="normal" fo:background-color="transparent" style:font-size-asian="12pt" style:font-weight-asian="normal" style:font-size-complex="12pt" style:font-weight-complex="normal"/>
    </style:style>
    <style:style style:name="T69" style:family="text">
      <style:text-properties fo:font-variant="normal" fo:text-transform="none" fo:color="#1b1b1b" style:font-name="Times New Roman" fo:font-size="12pt" fo:letter-spacing="normal" fo:font-style="italic" style:text-underline-style="none" fo:font-weight="normal" style:font-name-asian="Times New Roman1" style:font-size-asian="12pt" style:language-asian="fr" style:country-asian="FR" style:font-style-asian="italic" style:font-size-complex="12pt" style:font-style-complex="italic"/>
    </style:style>
    <style:style style:name="T70" style:family="text">
      <style:text-properties fo:font-variant="normal" fo:text-transform="none" fo:letter-spacing="normal"/>
    </style:style>
    <style:style style:name="T71" style:family="text">
      <style:text-properties fo:font-variant="normal" fo:text-transform="none" fo:letter-spacing="normal" fo:font-style="normal" fo:font-weight="normal"/>
    </style:style>
    <style:style style:name="T72" style:family="text">
      <style:text-properties fo:font-variant="normal" fo:text-transform="none" fo:letter-spacing="normal" style:font-name-asian="Times New Roman1" style:language-asian="fr" style:country-asian="FR"/>
    </style:style>
    <style:style style:name="T73" style:family="text">
      <style:text-properties fo:font-variant="normal" fo:text-transform="none" fo:color="#262626" fo:letter-spacing="normal" fo:font-style="normal" fo:font-weight="normal"/>
    </style:style>
    <style:style style:name="T74" style:family="text">
      <style:text-properties style:font-name-asian="Times New Roman1" style:language-asian="fr" style:country-asian="FR"/>
    </style:style>
    <style:style style:name="T75" style:family="text">
      <style:text-properties style:font-name="Times New Roman" fo:font-size="10pt" style:font-size-asian="10pt" style:font-size-complex="10pt"/>
    </style:style>
    <style:style style:name="T76" style:family="text">
      <style:text-properties style:font-name="Times New Roman" fo:font-size="12pt" fo:font-weight="normal" fo:background-color="transparent" style:font-size-asian="12pt" style:font-weight-asian="normal" style:font-size-complex="12pt" style:font-weight-complex="normal"/>
    </style:style>
    <style:style style:name="T77" style:family="text">
      <style:text-properties style:font-name="Times New Roman" fo:font-weight="normal" fo:background-color="transparent" style:font-style-asian="normal" style:font-weight-asian="normal" style:font-style-complex="normal" style:font-weight-complex="normal"/>
    </style:style>
    <style:style style:name="T78" style:family="text">
      <style:text-properties style:font-name="Times New Roman" fo:font-style="italic" fo:background-color="transparent" style:font-style-asian="italic" style:font-style-complex="italic"/>
    </style:style>
    <style:style style:name="T79" style:family="text">
      <style:text-properties style:font-name="Times New Roman" fo:background-color="transparent" style:font-style-asian="normal" style:font-style-complex="normal"/>
    </style:style>
    <style:style style:name="T80" style:family="text">
      <style:text-properties fo:color="#1b1b1b" style:font-name="Verdana" fo:font-size="9pt" fo:font-style="italic" style:text-underline-style="none" style:font-name-asian="Times New Roman1" style:font-size-asian="12pt" style:language-asian="fr" style:country-asian="FR" style:font-size-complex="12pt"/>
    </style:style>
    <style:style style:name="T81" style:family="text">
      <style:text-properties fo:color="#1b1b1b" fo:font-style="italic"/>
    </style:style>
    <style:style style:name="T82" style:family="text">
      <style:text-properties style:use-window-font-color="true" style:font-name="Times New Roman" fo:font-size="12pt" style:text-underline-style="none" fo:font-weight="normal" fo:background-color="transparent" style:font-size-asian="12pt" style:font-weight-asian="normal" style:font-size-complex="12pt" style:font-weight-complex="normal"/>
    </style:style>
    <style:style style:name="T83" style:family="text">
      <style:text-properties style:use-window-font-color="true" style:font-name="Times New Roman" fo:font-size="12pt" fo:font-style="normal" style:text-underline-style="none" fo:font-weight="normal" fo:background-color="transparent" style:font-name-asian="Times New Roman1" style:font-size-asian="12pt" style:language-asian="fr" style:country-asian="FR" style:font-style-asian="normal" style:font-weight-asian="normal" style:font-size-complex="12pt" style:font-style-complex="normal" style:font-weight-complex="normal"/>
    </style:style>
    <style:style style:name="T84" style:family="text">
      <style:text-properties style:use-window-font-color="true" style:font-name="Times New Roman" fo:font-weight="normal" fo:background-color="transparent" style:font-weight-asian="normal" style:font-weight-complex="normal"/>
    </style:style>
    <style:style style:name="T85" style:family="text">
      <style:text-properties fo:background-color="transparent" style:font-style-asian="normal" style:font-style-complex="normal"/>
    </style:style>
    <style:style style:name="T86" style:family="text">
      <style:text-properties fo:font-variant="small-caps"/>
    </style:style>
    <style:style style:name="T87" style:family="text">
      <style:text-properties fo:font-variant="small-caps" style:use-window-font-color="true" style:font-name="Times New Roman" fo:font-size="10pt" fo:letter-spacing="normal" fo:font-style="normal" style:text-underline-style="none" fo:font-weight="normal" fo:background-color="transparent" style:font-size-asian="10pt" style:font-weight-asian="normal" style:font-size-complex="10pt" style:font-weight-complex="normal"/>
    </style:style>
    <style:style style:name="T88" style:family="text">
      <style:text-properties fo:font-variant="small-caps" style:use-window-font-color="true" style:font-name="Times New Roman" fo:font-size="10pt" fo:letter-spacing="normal" fo:font-style="normal" style:text-underline-style="none" fo:font-weight="normal" fo:background-color="transparent" style:font-name-asian="Times New Roman1" style:font-size-asian="10pt" style:language-asian="fr" style:country-asian="FR" style:font-style-asian="normal" style:font-weight-asian="normal" style:font-size-complex="10pt" style:font-style-complex="normal" style:font-weight-complex="normal"/>
    </style:style>
    <style:style style:name="T89" style:family="text">
      <style:text-properties fo:font-variant="small-caps" style:use-window-font-color="true" style:font-name="Times New Roman" fo:font-size="10pt" fo:letter-spacing="normal" fo:font-style="normal" fo:font-weight="normal" fo:background-color="transparent" style:font-size-asian="10pt" style:font-weight-asian="normal" style:font-size-complex="10pt" style:font-weight-complex="normal"/>
    </style:style>
    <style:style style:name="T90" style:family="text">
      <style:text-properties fo:font-variant="small-caps" style:use-window-font-color="true" style:font-name="Times New Roman" fo:letter-spacing="normal" fo:font-style="normal" fo:font-weight="normal" fo:background-color="transparent" style:font-name-asian="Times New Roman1" style:language-asian="fr" style:country-asian="FR" style:font-weight-asian="normal" style:font-weight-complex="normal"/>
    </style:style>
    <style:style style:name="T91" style:family="text">
      <style:text-properties fo:font-variant="small-caps" style:use-window-font-color="true" style:font-name="Times New Roman" fo:letter-spacing="normal" fo:font-style="normal" style:text-underline-style="none" fo:font-weight="normal" fo:background-color="transparent" style:font-name-asian="Times New Roman1" style:language-asian="fr" style:country-asian="FR" style:font-style-asian="normal" style:font-weight-asian="normal" style:font-style-complex="normal" style:font-weight-complex="normal"/>
    </style:style>
    <style:style style:name="T92" style:family="text">
      <style:text-properties fo:font-variant="small-caps" style:use-window-font-color="true" fo:letter-spacing="normal" fo:font-style="normal" style:text-underline-style="none" fo:font-weight="normal" fo:background-color="transparent" style:font-name-asian="Times New Roman1" style:language-asian="fr" style:country-asian="FR" style:font-style-asian="normal" style:font-weight-asian="normal" style:font-style-complex="normal" style:font-weight-complex="normal"/>
    </style:style>
    <style:style style:name="T93" style:family="text">
      <style:text-properties fo:font-variant="small-caps" fo:color="#262626" fo:letter-spacing="normal" fo:font-style="normal" fo:font-weight="normal"/>
    </style:style>
    <style:style style:name="T94" style:family="text">
      <style:text-properties fo:font-variant="small-caps" fo:letter-spacing="normal"/>
    </style:style>
    <style:style style:name="T95" style:family="text">
      <style:text-properties fo:text-transform="upperca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éance 3 : L’etat civil</text:p>
      <text:p text:style-name="P3"/>
      <text:p text:style-name="P7"><text:span text:style-name="T2">Exercice <text:s/>: </text:span><text:span text:style-name="T8">Commentaire d'arrêt</text:span><text:span text:style-name="T9"> </text:span><text:span text:style-name="T8">(selon la méthode vue au premier semestre, ainsi qu’un plan détaillé)</text:span></text:p>
      <text:p text:style-name="P38"/>
      <text:p text:style-name="P8"><text:span text:style-name="T7">Ass. plé. 11 déc. 1992, n°</text:span><text:span text:style-name="T13"> </text:span><text:span text:style-name="T7">91-11900, Bull. civ. AP, n°13</text:span></text:p>
      <text:p text:style-name="P1"/>
      <text:p text:style-name="P1"/>
      <text:p text:style-name="P1">Sur le moyen unique :</text:p>
      <text:p text:style-name="P1"/>
      <text:p text:style-name="P1">Vu l'article 8 de la Convention européenne de sauvegarde des droits de l'homme et des libertés fondamentales, les articles 9 et 57 du Code civil et le principe de l'indisponibilité de l'état des personnes ;</text:p>
      <text:p text:style-name="P1"/>
      <text:p text:style-name="P1">Attendu que lorsque, à la suite d'un traitement médico-chirurgical, subi dans un but thérapeutique, une personne présentant le syndrome du transsexualisme ne possède plus tous les caractères de son sexe d'origine et a pris une apparence physique la rapprochant de l'autre sexe, auquel correspond son comportement social, le principe du respect dû à la vie privée justifie que son Etat civil indique désormais le sexe dont elle a l'apparence ; que le principe de l'indisponibilité de l'état des personnes ne fait pas obstacle à une telle modification ;</text:p>
      <text:p text:style-name="P1"/>
      <text:p text:style-name="P1">Attendu que M. René X..., né le 3 mars 1957, a été déclaré sur les registres de l'Etat civil comme étant du sexe masculin ; que, s'étant depuis l'enfance considéré comme une fille, il s'est, dès l'âge de 20 ans, soumis à un traitement hormonal et a subi, à 30 ans, l'ablation de ses organes génitaux externes avec création d'un néo-vagin ; qu'à la suite de cette opération, il a saisi le tribunal de grande instance de demandes tendant à la substitution, sur son acte de naissance, de la mention " sexe féminin " à celle de " sexe masculin " ainsi qu'au changement de son prénom ; que le Tribunal a décidé que M. X... se prénommerait Renée, mais a rejeté ses autres prétentions ; que l'arrêt attaqué a confirmé la décision des premiers juges aux motifs que la conviction intime de l'intéressé d'appartenir au sexe féminin et sa volonté de se comporter comme tel ne sauraient suffire pour faire reconnaître qu'il était devenu une femme, et que le principe de l'indisponibilité de l'état des personnes s'opposait à ce qu'il soit tenu compte des transformations obtenues à l'aide d'opérations volontairement provoquées ;</text:p>
      <text:p text:style-name="P1"/>
      <text:p text:style-name="P1">Attendu, cependant, que la cour d'appel a d'abord constaté, en entérinant les conclusions de l'expert-psychiatre commis par le Tribunal, que M. X... présentait tous les caractères du transsexualisme et que le traitement médico-chirurgical auquel il avait été soumis lui avait donné une apparence physique telle que son nouvel état se rapprochait davantage du sexe féminin que du sexe masculin ; qu'elle a énoncé, ensuite, que l'insertion sociale de l'intéressé était conforme au sexe dont il avait l'apparence ; d'où il suit qu'en statuant comme elle l'a fait, elle n'a pas tiré de ses constatations les conséquences légales qui s'en déduisaient ;</text:p>
      <text:p text:style-name="P1">Et attendu qu'il y a lieu, conformément à l'article 627, alinéa 2, du nouveau Code de procédure civile, de mettre fin au litige en appliquant la règle de droit appropriée ;</text:p>
      <text:p text:style-name="P1">PAR CES MOTIFS :CASSE ET ANNULE, l'arrêt rendu le 15 novembre 1990, entre les parties, par la cour d'appel d'Aix-en-Provence ;</text:p>
      <text:p text:style-name="P1">DIT n'y avoir lieu à renvoi ;</text:p>
      <text:p text:style-name="P1">DIT que Renée X..., née le 3 mars 1957 sera désignée à l'Etat civil comme de sexe féminin.</text:p>
      <text:p text:style-name="P1"/>
      <text:p text:style-name="P1"/>
      <text:p text:style-name="Standard"/>
      <text:p text:style-name="P9"/>
      <text:list xml:id="list5109112661753816662" text:style-name="L26">
        <text:list-item>
          <text:p text:style-name="P62"><text:span text:style-name="T21">Définition</text:span></text:p>
        </text:list-item>
      </text:list>
      <text:p text:style-name="P64"><text:span text:style-name="T17"/></text:p>
      <text:p text:style-name="P64"><text:span text:style-name="T17">Le </text:span><text:bookmark text:name="hl_37_2"/><text:span text:style-name="Strong_20_Emphasis"><text:span text:style-name="T17">transsexualisme</text:span></text:span><text:bookmark text:name="2"/><text:span text:style-name="T24"> </text:span><text:span text:style-name="T17">(V. Rép. civ., </text:span><text:span text:style-name="T25">V.</text:span><text:span text:style-name="T24"> </text:span><text:span text:style-name="T17">Corps humain) est caractérisé par le « sentiment éprouvé par un individu normalement constitué d'appartenir au sexe opposé, avec désir intense et obsédant de changer d'état sexuel, anatomie comprise, pour vivre sous une apparence conforme à l'idée qu'il s'est faite de lui-même</text:span><text:span text:style-name="T17"><text:note text:id="ftn9" text:note-class="footnote"><text:note-citation>1</text:note-citation><text:note-body><text:p text:style-name="Footnote"><text:span text:style-name="T87">Alby</text:span><text:span text:style-name="T34">, </text:span><text:span text:style-name="T37">Contribution à l'étude du </text:span><text:bookmark text:name="hl_37_3"/><text:span text:style-name="Strong_20_Emphasis"><text:span text:style-name="T37">transsexualisme</text:span></text:span><text:bookmark text:name="3"/><text:span text:style-name="T34">, thèse méd., Paris, 1956</text:span></text:p></text:note-body></text:note></text:span><text:span text:style-name="T17"> ».</text:span><text:span text:style-name="T82"> </text:span></text:p>
      <text:p text:style-name="P63"><text:span text:style-name="T82"/></text:p>
      <text:list xml:id="list63189577714867968" text:style-name="L1">
        <text:list-item>
          <text:p text:style-name="P19">Rappel des faits matériels</text:p>
        </text:list-item>
      </text:list>
      <text:p text:style-name="P7"/>
      <text:list xml:id="list6394429397395573768" text:style-name="L23">
        <text:list-item>
          <text:p text:style-name="P50"><text:span text:style-name="T15">3 mars 1957 </text:span>: Naissance de René X</text:p>
        </text:list-item>
      </text:list>
      <text:p text:style-name="P7"><text:tab/><text:tab/><text:tab/>Déclaration sur les registres de l'état civil comme étant de sexe masculin</text:p>
      <text:p text:style-name="P7"><text:tab/><text:tab/><text:tab/></text:p>
      <text:list xml:id="list4548548663056717646" text:style-name="L24">
        <text:list-item>
          <text:p text:style-name="P51">1977 :<text:tab/><text:tab/>René X, âgé de 20 ans, entame un traitement hormonal</text:p>
        </text:list-item>
        <text:list-item>
          <text:p text:style-name="P51"><text:span text:style-name="T15">1987</text:span> :<text:tab/><text:tab/>René X, âgé de 30 ans, subit une intervention chirurgicale ayant pour objet l'ablation de ses organes génitaux et la création d'un néo vagin.</text:p>
        </text:list-item>
      </text:list>
      <text:p text:style-name="P7"/>
      <text:p text:style-name="P5"><text:tab/>En l'espèce, à sa naissance, une personne a <text:span text:style-name="T3">été déclarée sur les registres de l'Etat civil comme étant de sexe masculin. Toutefois, depuis l'enfance, elle se considérait comme une fille. Elle a donc fait le choix de se soumettre, dès l'âge de 20 ans, à un traitement hormonal et a subi, à 30 ans, l'ablation de ses organes génitaux externes avec création d'un néo-vagin. </text:span></text:p>
      <text:p text:style-name="P2"/>
      <text:p text:style-name="P5"><text:tab/>Une procédure gracieuse<text:note text:id="ftn8" text:note-class="footnote"><text:note-citation>2</text:note-citation><text:note-body><text:p text:style-name="P88"><text:span text:style-name="T42">C. proc. civ., art. 1050 : « La demande est formée, instruite et jugée comme en matière gracieuse ».</text:span></text:p></text:note-body></text:note> a alors été entamée en vue d'obtenir la mise en conformité de son état civil avec son « sexe d'intention ».</text:p>
      <text:p text:style-name="P5"/>
      <text:list xml:id="list38188215" text:continue-list="list63189577714867968" text:style-name="L1">
        <text:list-item>
          <text:p text:style-name="P19">Procédure et prétentions des parties</text:p>
        </text:list-item>
      </text:list>
      <text:p text:style-name="P9"/>
      <text:list xml:id="list3011608270880142210" text:style-name="L2">
        <text:list-item>
          <text:p text:style-name="P20">Procédure</text:p>
        </text:list-item>
      </text:list>
      <text:p text:style-name="Standard"/>
      <text:p text:style-name="P2">1987 : Suite à cette opération, l'auteur de ce changement de sexe a introduit une action en réclamation d'état<text:note text:id="ftn0" text:note-class="footnote"><text:note-citation>3</text:note-citation><text:note-body><text:p text:style-name="P89"><text:span text:style-name="T45">En effet, la Cour de cassation n'a pas rendu cet arrêt au visa de l'article 99 du Code civil. Cela implique que la demande du transsexuel est bien une action d'état et non une action en rectification d'acte de l'état civil. Elle doit donc être soumise au tribunal de grande instance statuant collégialement et non au président du tribunal de grande instance compétent pour statuer en matière de rectification des actes de l'état civil. Il semble, enfin, qu'il s'agisse de questions relevant de la procédure gracieuse, puisqu'il n'y a pas litige, et non de la procédure contentieuse. </text:span><text:span text:style-name="T60">Il s'agit d'une action d'état d'un type particulier qui n'est prévue par aucun texte, donc une action d'état innommée.</text:span></text:p></text:note-body></text:note>. Pour ce faire, il a saisi le tribunal de grande instance<text:note text:id="ftn4" text:note-class="footnote"><text:note-citation>4</text:note-citation><text:note-body><text:p text:style-name="P89">COJ, art. R. 211-4 : « <text:span text:style-name="T42">Le tribunal de grande instance a compétence exclusive dans les matières déterminées par les lois et règlements, au nombre desquelles figurent les matières suivantes : [...] 2° Rectification des actes d'état civil ».</text:span></text:p></text:note-body></text:note> du lieu de son domicile de deux demandes. L'une tendait à la substitution, sur son acte de naissance, de la mention " sexe féminin " à celle de " sexe masculin ", l'autre avait pour objet d'obtenir un changement de prénom.</text:p>
      <text:p text:style-name="P2"/>
      <text:p text:style-name="P2">À une date inconnue, le tribunal de grande instance territorialement compétent a fait droit à sa demande de changement (féminisation) de prénom, mais a rejeté la demande de changement de la mention relative au sexe sur son état civil. </text:p>
      <text:p text:style-name="P2"/>
      <text:p text:style-name="P7">À une date inconnue, la partie mécontente du jugement ainsi rendu, ici, l'auteur de la demande initiale, a alors interjeté appel.</text:p>
      <text:p text:style-name="P2"/>
      <text:p text:style-name="P2">La cour d'appel d'Aix-en-Provence a rendu un arrêt confirmatif le 15 novembre 1990. Au soutien de sa décision, elle excipe que : « la conviction intime de l'intéressé d'appartenir au sexe féminin et sa volonté de se comporter comme tel ne sauraient suffire pour faire reconnaître qu'il était devenu une <text:soft-page-break/>femme, et que le principe de l'indisponibilité de l'état des personnes s'opposait à ce qu'il soit tenu compte des transformations obtenues à l'aide d'opérations volontairement provoquées ».</text:p>
      <text:p text:style-name="P5"/>
      <text:p text:style-name="P5">À une date inconnue, le demandeur initial a donc formé un pourvoi en cassation.</text:p>
      <text:p text:style-name="P5"/>
      <text:p text:style-name="P5">Le 11 décembre 1992, la Cour de cassation, réunie en assemblée plénière<text:note text:id="ftn5" text:note-class="footnote"><text:note-citation>5</text:note-citation><text:note-body><text:p text:style-name="P89">COJ, art. L. 421-3 : « <text:span text:style-name="T44">Les arrêts de la Cour de cassation sont rendus soit par l'une des chambres, soit par une chambre mixte, soit par l'assemblée plénière ».</text:span></text:p></text:note-body></text:note>, a rendu un arrêt de cassation sans renvoi<text:note text:id="ftn19" text:note-class="footnote"><text:note-citation>6</text:note-citation><text:note-body><text:p text:style-name="P89">C. proc. civ., art. 627 : « Ainsi qu'il est dit à l'article L. 131-5 du Code de l'organisation judiciaire <text:span text:style-name="T41">: </text:span><text:span text:style-name="T42">" La Cour de cassation peut casser sans renvoi lorsque la cassation n'implique pas qu'il soit à nouveau statué sur le fond. Elle peut aussi, en cassant sans renvoi, mettre fin au litige lorsque les faits, tels qu'ils ont été souverainement constatés et appréciés par les juges du fond, lui permettent d'appliquer la règle de droit appropriée. En ces cas, elle se prononce sur la charge des dépens afférents aux instances devant les juges du fond. L'arrêt emporte exécution forcée ".</text:span></text:p></text:note-body></text:note>.</text:p>
      <text:p text:style-name="P5"/>
      <text:list xml:id="list38205363" text:continue-numbering="true" text:style-name="L2">
        <text:list-item>
          <text:p text:style-name="P21"><text:span text:style-name="T14">Prétentions des parties</text:span></text:p>
        </text:list-item>
      </text:list>
      <text:p text:style-name="Standard"/>
      <table:table table:name="Tableau1" table:style-name="Tableau1">
        <table:table-column table:style-name="Tableau1.A"/>
        <table:table-column table:style-name="Tableau1.B"/>
        <table:table-row>
          <table:table-cell table:style-name="Tableau1.A1" office:value-type="string">
            <text:p text:style-name="P12">Demandeur au pourvoi</text:p>
            <text:p text:style-name="P13">Le transsexuel</text:p>
          </table:table-cell>
          <table:table-cell table:style-name="Tableau1.B1" office:value-type="string">
            <text:p text:style-name="P12">Défendeur au pourvoi</text:p>
            <text:p text:style-name="P13">Le Procureur général<text:note text:id="ftn6" text:note-class="footnote"><text:note-citation>7</text:note-citation><text:note-body><text:p text:style-name="P89"><text:span text:style-name="T42">COJ, art. L. 432-1 : Le procureur général porte la parole aux audiences des chambres mixtes et de l'assemblée plénière ainsi que dans les assemblées générales de la cour [...] ».</text:span></text:p></text:note-body></text:note> (?)</text:p>
          </table:table-cell>
        </table:table-row>
        <table:table-row>
          <table:table-cell table:style-name="Tableau1.A2" office:value-type="string">
            <text:p text:style-name="P14">Celui-ci demande la substitution de la mention « sexe féminin » à celle de « sexe masculin », ayant été initialement inscrite sur <text:span text:style-name="T4">sur son acte de naissance.</text:span></text:p>
          </table:table-cell>
          <table:table-cell table:style-name="Tableau1.B2" office:value-type="string">
            <text:p text:style-name="P14">Celui-ci s'oppose à l'inscription de la mention « sexe féminin » aux lieu et place de la mention « sexe masculin », initialement inscrite sur son acte de naissance.</text:p>
          </table:table-cell>
        </table:table-row>
        <table:table-row>
          <table:table-cell table:style-name="Tableau1.A2" office:value-type="string">
            <text:p text:style-name="P16"><text:span text:style-name="T5">Car </text:span><text:span text:style-name="T43">le sexe masculin attribué à René X... à sa naissance était faux ou est devenu faux.</text:span></text:p>
          </table:table-cell>
          <table:table-cell table:style-name="Tableau1.B2" office:value-type="string">
            <text:p text:style-name="P16"><text:span text:style-name="T74">Car</text:span><text:span text:style-name="T42"> il n'est pas admissible qu'un individu puisse se prévaloir d'artifices provoqués par lui-même pour prétendre avoir changé de sexe.</text:span></text:p>
          </table:table-cell>
        </table:table-row>
        <table:table-row>
          <table:table-cell table:style-name="Tableau1.A2" office:value-type="string">
            <text:p text:style-name="P15">Car <text:span text:style-name="T3">le traitement médico-chirurgical auquel il a été soumis lui a donné une apparence physique telle que son nouvel état se rapproche davantage du sexe féminin que du sexe masculin.</text:span></text:p>
          </table:table-cell>
          <table:table-cell table:style-name="Tableau1.B2" office:value-type="string">
            <text:p text:style-name="P16"><text:span text:style-name="T42">Car ces artifices ne transforment pas un homme en femme, mais en créent seulement l'illusion plus ou moins réussie.</text:span></text:p>
          </table:table-cell>
        </table:table-row>
        <table:table-row>
          <table:table-cell table:style-name="Tableau1.A2" office:value-type="string">
            <text:p text:style-name="P16"><text:span text:style-name="T5">Car i</text:span><text:span text:style-name="T43">l a la conviction intime d'appartenir au sexe féminin et une volonté, affirmée et appliquée, de se comporter comme tel dans la vie personnelle et sociale.</text:span></text:p>
          </table:table-cell>
          <table:table-cell table:style-name="Tableau1.B2" office:value-type="string">
            <text:p text:style-name="P15">Car <text:span text:style-name="T3">la seule conviction intime de l'intéressé d'appartenir au sexe féminin et sa volonté de se comporter comme tel ne sauraient suffire pour faire reconnaître qu'il est devenu une femme.</text:span></text:p>
          </table:table-cell>
        </table:table-row>
        <table:table-row>
          <table:table-cell table:style-name="Tableau1.A2" office:value-type="string">
            <text:p text:style-name="P14"><text:span text:style-name="T11">Car </text:span><text:span text:style-name="T51">il s'agit d'</text:span><text:span text:style-name="T46">un « transsexuel vrai », la modification morphologique ayant été réalisée à des fins et sous contrôle thérapeutique, et ayant été accompagnée d'un changement vrai d'identité sexuelle, affirmé personnellement et reconnu socialement.</text:span></text:p>
          </table:table-cell>
          <table:table-cell table:style-name="Tableau1.B2" office:value-type="string">
            <text:p text:style-name="P14"><text:span text:style-name="T11">Car il importe peu qu'il s'agisse d'un vrai transsexuel. S</text:span><text:span text:style-name="T48">on caryotype étant masculin, l</text:span><text:span text:style-name="T11">a réalité biologique doit prévaloir.</text:span></text:p>
          </table:table-cell>
        </table:table-row>
        <table:table-row>
          <table:table-cell table:style-name="Tableau1.A2" office:value-type="string">
            <text:p text:style-name="P16"><text:span text:style-name="T74">Car le refus de tenir compte</text:span><text:span text:style-name="T42"> d'une telle modification morphologique est constitutif d'une violation du droit au respect de la vie privée et contrevient à son droit d'établir et d'entretenir des relations avec d'autres êtres humains.</text:span></text:p>
          </table:table-cell>
          <table:table-cell table:style-name="Tableau1.B2" office:value-type="string">
            <text:p text:style-name="P15">Car l<text:span text:style-name="T3">e principe de l'indisponibilité de l'état des personnes s'oppose à ce qu'il soit tenu compte des transformations obtenues à l'aide d'opérations volontairement provoquées.</text:span></text:p>
          </table:table-cell>
        </table:table-row>
      </table:table>
      <text:p text:style-name="P4"/>
      <text:p text:style-name="P22"/>
      <text:list xml:id="list2636623888437645305" text:style-name="L3">
        <text:list-item>
          <text:p text:style-name="P61">Le problème juridique</text:p>
        </text:list-item>
      </text:list>
      <text:p text:style-name="P4"/>
      <text:p text:style-name="P5"><text:tab/>En l'espèce, la question s'est posée de savoir si une personne médicalement reconnue comme transsexuelle et ayant subi une intervention chirurgicale afin de faire coïncider son sexe biologique avec son ressenti psychologique pouvait demander le changement de la mention du sexe initialement inscrit sur son état civil.</text:p>
      <text:p text:style-name="P4"/>
      <text:p text:style-name="P4"><text:tab/>Autres formulations possibles : </text:p>
      <text:p text:style-name="P10"/>
      <text:list xml:id="list1290165204271374196" text:style-name="L25">
        <text:list-item>
          <text:p text:style-name="P47">En d'autres termes, un vrai transsexuel est-il fondé à demander un changement de sexe à l'état civil, afin de faire coïncider sexe biologique et sexe juridique ?</text:p>
        </text:list-item>
        <text:list-item>
          <text:p text:style-name="P47">Un transsexuel vrai, c'est-à-dire une personne ayant un sexe morphologique (après traitement hormonal et opération chirurgicale) et psycho-social différent de celui porté sur son état civil, peut-il obtenir la modification du sexe de son acte de naissance ?</text:p>
        </text:list-item>
        <text:list-item>
          <text:p text:style-name="P47">Un transsexuel peut-il obtenir la modification de la mention de son sexe sur le registre de l'état civil et, dans l'affirmative, à quelles conditions ?</text:p>
        </text:list-item>
      </text:list>
      <text:p text:style-name="P46"/>
      <text:list xml:id="list38201531" text:continue-list="list2636623888437645305" text:style-name="L3">
        <text:list-item>
          <text:p text:style-name="P23">La solution de droit</text:p>
        </text:list-item>
      </text:list>
      <text:p text:style-name="P4"/>
      <text:list xml:id="list4104474808899235984" text:style-name="L4">
        <text:list-item>
          <text:p text:style-name="P26">Le sens</text:p>
        </text:list-item>
      </text:list>
      <text:p text:style-name="P4"/>
      <text:list xml:id="list1133223150160854735" text:style-name="L5">
        <text:list-item>
          <text:p text:style-name="P27">Transcription littérale de la solution</text:p>
        </text:list-item>
      </text:list>
      <text:p text:style-name="P4"/>
      <text:p text:style-name="P7"><text:span text:style-name="T11"><text:tab/>Aux termes d'un arrêt de cassation sans renvoi, rendu en date du 11 décembre 1992, la Cour de cassation, réunie en assemblée plénière, a répondu par l'affirmative. Elle considère en effet que : « </text:span><text:span text:style-name="T47">lorsque, à la suite d'un </text:span><text:span text:style-name="T50">traitement médico-chirurgical</text:span><text:span text:style-name="T47">, subi </text:span><text:span text:style-name="T50">dans un but thérapeutique</text:span><text:span text:style-name="T47">, une personne présentant le </text:span><text:span text:style-name="T50">syndrome du transsexualisme</text:span><text:span text:style-name="T47"> ne possède plus tous les caractères de son </text:span><text:span text:style-name="T50">sexe d'origine</text:span><text:span text:style-name="T47"> et a pris une apparence physique la rapprochant de l'autre sexe, auquel correspond son comportement social, le </text:span><text:span text:style-name="T50">principe du respect dû à la vie privée</text:span><text:span text:style-name="T49"> justifie</text:span><text:span text:style-name="T47"> que son </text:span><text:span text:style-name="T50">Etat civil</text:span><text:span text:style-name="T47"> indique désormais le sexe dont elle a l'apparence ; que le </text:span><text:span text:style-name="T50">principe de l'indisponibilité de l'état des personnes</text:span><text:span text:style-name="T47"> ne fait pas obstacle à une telle modification ».</text:span><text:span text:style-name="T11"> Par suite, elle « dit</text:span><text:span text:style-name="T47"> que Renée X..., née le 3 mars 1957 sera désignée à l'Etat civil comme de sexe féminin ».</text:span></text:p>
      <text:p text:style-name="P7"><text:span text:style-name="T47"/></text:p>
      <text:list xml:id="list38176968" text:continue-numbering="true" text:style-name="L5">
        <text:list-item>
          <text:p text:style-name="P29">Définition des termes de la solution.</text:p>
        </text:list-item>
      </text:list>
      <text:p text:style-name="P6"/>
      <text:p text:style-name="P5"><text:tab/>Afin d'éclairer le sens et la portée de la solution ainsi rendue, il convient préalablement de définir ses termes principaux.</text:p>
      <text:p text:style-name="P5"/>
      <text:list xml:id="list4833954733164631643" text:style-name="L27">
        <text:list-item>
          <text:p text:style-name="P52"><text:span text:style-name="T10">Syndrôme du transsexualisme</text:span></text:p>
        </text:list-item>
      </text:list>
      <text:p text:style-name="P5"/>
      <text:p text:style-name="P5">Maladie se caractérisant par le « sentiment profond d'appartenir au sexe opposé à son sexe génétique. Lorsque ce syndrome a donné lieu, dans un but thérapeutique, à un traitement médical permettant à l'individu d'avoir l'apparence physique du sexe opposé et que son comportement est également celui de ce sexe, la jurisprudence admet la modification de son état civil pour le mettre en conformité avec sa nouvelle situation<text:note text:id="ftn3" text:note-class="footnote"><text:note-citation>8</text:note-citation><text:note-body><text:p text:style-name="Footnote">(Dir) R. <text:span text:style-name="T86">Cabrillac</text:span>, <text:span text:style-name="T16">Dictionnaire du vocabulaire juridique 2014</text:span>, 5e éd., Lexis Nexis.</text:p></text:note-body></text:note> ». Pendant longtemps, les transsexuels ont été considérés comme des individus déviants, des pervers. Puis, la médecine s'est intéressée à ce phénomène et a conclu à une maladie.</text:p>
      <text:p text:style-name="P5"/>
      <text:p text:style-name="P39"/>
      <text:list xml:id="list38186137" text:continue-numbering="true" text:style-name="L27">
        <text:list-item>
          <text:p text:style-name="P60">Traitement médico-chirurgical à finalité thérapeutique</text:p>
        </text:list-item>
      </text:list>
      <text:p text:style-name="P5"/>
      <text:p text:style-name="P95"><text:span text:style-name="T28">« Le traitement chirurgical du </text:span><text:bookmark text:name="hl_37_4"/><text:span text:style-name="Strong_20_Emphasis"><text:span text:style-name="T28">transsexualisme</text:span></text:span><text:bookmark text:name="4"/><text:span text:style-name="T28"> réalise, au moyen de mutilations diverses, exécutées sur un sujet de sexe génétiquement et anatomiquement bien défini, le simulacre des organes génitaux du sexe opposé. Dans cette mesure, on a pu considérer à une époque que ce traitement chirurgical constituait l'infraction d'atteinte volontaire à l'intégrité corporelle</text:span><text:span text:style-name="T28"><text:note text:id="ftn7" text:note-class="footnote"><text:note-citation>9</text:note-citation><text:note-body><text:p text:style-name="P91"><text:span text:style-name="T29">L. </text:span><text:span text:style-name="T90">Granjon</text:span><text:span text:style-name="T29">, concl. sur Paris, 18 janv. 1974, D. 1974. 196</text:span></text:p></text:note-body></text:note></text:span><text:span text:style-name="T28">, voire le crime de castration</text:span><text:span text:style-name="T28"><text:note text:id="ftn20" text:note-class="footnote"><text:note-citation>10</text:note-citation><text:note-body><text:p text:style-name="P88">P. <text:span text:style-name="T86">Le Tourneau</text:span><text:span text:style-name="T38">, </text:span><text:span text:style-name="T40">La responsabilité civile</text:span><text:span text:style-name="T38">, 2e éd., 1976, Dalloz, n°671 et s. ; V. Castration</text:span></text:p></text:note-body></text:note></text:span><text:span text:style-name="T28">.</text:span></text:p>
      <text:p text:style-name="P94"><text:bookmark text:name="ENCY/PEN/RUB000076/NUME0322/2008-09"/><text:span text:style-name="T22">Cependant, en raison du but thérapeutique poursuivi par ce type d'intervention qui procède d'une nécessité médicale (en son absence, la conviction obsédante du sujet d'appartenir au sexe opposé le pousse au suicide ou à l'automutilation), cette opinion n'est certainement pas exacte, et la licéité doit en être affirmée</text:span><text:span text:style-name="T22"><text:note text:id="ftn21" text:note-class="footnote"><text:note-citation>11</text:note-citation><text:note-body><text:p text:style-name="P90"><text:span text:style-name="T36">J. </text:span><text:span text:style-name="T89">Penneau</text:span><text:span text:style-name="T36">, note sous Civ. 1ère, 16 déc. 1975, JCP 1976. II. 18503 ; S. </text:span><text:span text:style-name="T89">Regourd</text:span><text:span text:style-name="T36">, Les droits de l'homme devant les manipulations de la vie et de la mort, problèmes actuels en droit public français, RD publ. 1981. 403, spéc. p. 432</text:span></text:p></text:note-body></text:note></text:span><text:span text:style-name="T22">. Au demeurant, il est clair que la solution donnée par l'assemblée plénière de la Cour de cassation au problème de la rectification de l'état civil des transsexuels opérés affirme implicitement la licéité de l'intervention</text:span><text:span text:style-name="T22"><text:note text:id="ftn22" text:note-class="footnote"><text:note-citation>12</text:note-citation><text:note-body><text:p text:style-name="P90"><text:span text:style-name="T36">Ass. plén., 11 déc. 1992, 2 arrêts, JCP 1993. II. 21991, concl. M. </text:span><text:span text:style-name="T89">Jéol</text:span><text:span text:style-name="T36">, note G. </text:span><text:span text:style-name="T89">Mémeteau</text:span><text:span text:style-name="T36"> ; V. C. </text:span><text:span text:style-name="T89">Lombois</text:span><text:span text:style-name="T36">, « La position française sur le </text:span><text:bookmark text:name="hl_37_51"/><text:span text:style-name="Strong_20_Emphasis"><text:span text:style-name="T36">transsexualisme</text:span></text:span><text:bookmark text:name="51"/><text:span text:style-name="T36"> devant la Cour européenne des droits de l'homme », D. 1992. Chron. 323   ; M. </text:span><text:span text:style-name="T89">Gobert</text:span><text:span text:style-name="T36">, « Le </text:span><text:bookmark text:name="hl_37_61"/><text:span text:style-name="Strong_20_Emphasis"><text:span text:style-name="T36">transsexualisme</text:span></text:span><text:bookmark text:name="61"/><text:span text:style-name="T36"> ou la difficulté d'exister », JCP 1990. I. 3475.</text:span></text:p></text:note-body></text:note></text:span><text:span text:style-name="T22"> »</text:span><text:span text:style-name="T22"><text:note text:id="ftn23" text:note-class="footnote"><text:note-citation>13</text:note-citation><text:note-body><text:p text:style-name="Footnote">J. <text:span text:style-name="T86">Penneau</text:span>, Corps humain (bioéthique), <text:span text:style-name="T15">In </text:span>Rép. dr. pén. et procéd. pén., Dalloz, spéc. n°321 et 322</text:p></text:note-body></text:note></text:span><text:span text:style-name="T22">.</text:span></text:p>
      <text:p text:style-name="P65">Lorsque les médecins accèdent aux besoins des transsexuels, ils donnent aux personnes atteintes de ce syndrome, par l'administration d'un traitement hormonal et/ou une intervention chirurgicale, l'apparence d'un individu du sexe opposé. Ils considèrent qu'en parachevant ainsi la mutation, un tel changement concourt à l'apaisement des troubles et est par là-même doté de vertus thérapeutiques. Cependant, en droit français, le principe posé par l'article 16-1 du Code civil<text:note text:id="ftn24" text:note-class="footnote"><text:note-citation>14</text:note-citation><text:note-body><text:p text:style-name="P89">C. civ., art. 16-1 : « <text:span text:style-name="T42">Chacun a droit au respect de son corps. Le corps humain est inviolable. Le corps humain, ses éléments et ses produits ne peuvent faire l'objet d'un droit patrimonial ».</text:span></text:p></text:note-body></text:note> est celui du respect de l'intégrité du corps humain (cf. séance 2). En vertu de ce principe, il ne peut être porté atteinte, sous peine de sanctions pénales, à l'intégrité du corps d'autrui sans que ne soient réunies deux conditions, édictées par l'article 16-3 du Code civil : </text:p>
      <text:list xml:id="list7701044439700298129" text:style-name="L28">
        <text:list-item>
          <text:p text:style-name="P66">le consentement de l'intéressé à l'atteinte corporelle ;</text:p>
        </text:list-item>
        <text:list-item>
          <text:p text:style-name="P66">la finalité thérapeutique de cette atteinte.</text:p>
        </text:list-item>
      </text:list>
      <text:p text:style-name="P65">Cela explique l'exigence du but thérapeutique du traitement médico-chirurgical réalisé. Dans la pratique, la nécessité thérapeutique des interventions demandées par un transsexuel est appréciée lors d'entretiens avec un psychiatre. Il revient à ce dernier de diagnostiquer le syndrome justifiant les intervention et le traitement sollicité.</text:p>
      <text:p text:style-name="P65"/>
      <text:list xml:id="list38198731" text:continue-list="list38186137" text:style-name="L27">
        <text:list-item>
          <text:p text:style-name="P40">Le sexe</text:p>
        </text:list-item>
      </text:list>
      <text:p text:style-name="P48"/>
      <text:p text:style-name="P5"><text:span text:style-name="T28">« Le </text:span><text:bookmark text:name="hl_1090_2"/><text:span text:style-name="Strong_20_Emphasis"><text:span text:style-name="T28">sexe</text:span></text:span><text:bookmark text:name="21"/><text:span text:style-name="T32"> </text:span><text:span text:style-name="T28">est un </text:span><text:span text:style-name="Strong_20_Emphasis"><text:span text:style-name="T28">élément de l’</text:span></text:span><text:bookmark text:name="hl_1090_3"/><text:span text:style-name="Strong_20_Emphasis"><text:span text:style-name="T28">état</text:span></text:span><text:bookmark text:name="31"/><text:span text:style-name="Strong_20_Emphasis"><text:span text:style-name="T28"> des personnes spécifié dans l’acte de naissance de l’enfant en considération de l’apparence des organes génitaux externes</text:span></text:span><text:span text:style-name="T28">. En tant qu’élément d’identification de la personne, la loi attache au </text:span><text:bookmark text:name="hl_1090_4"/><text:span text:style-name="Strong_20_Emphasis"><text:span text:style-name="T28">sexe</text:span></text:span><text:bookmark text:name="41"/><text:span text:style-name="T32"> </text:span><text:span text:style-name="T28">certaines conséquences juridiques.</text:span><text:span text:style-name="T84"> </text:span></text:p>
      <text:p text:style-name="P48"/>
      <text:p text:style-name="P5"><text:span text:style-name="T28">Le </text:span><text:bookmark text:name="hl_1090_7"/><text:span text:style-name="Strong_20_Emphasis"><text:span text:style-name="T28">sexe</text:span></text:span><text:bookmark text:name="7"/><text:span text:style-name="T32"> </text:span><text:span text:style-name="T28">est un élément essentiel de l’individualisation des personnes. La mention du </text:span><text:bookmark text:name="hl_1090_8"/><text:span text:style-name="Strong_20_Emphasis"><text:span text:style-name="T28">sexe</text:span></text:span><text:bookmark text:name="8"/><text:span text:style-name="T32"> </text:span><text:span text:style-name="T28">dans l’acte de naissance est obligatoire et est mentionnée en considération de l’apparence des organes génitaux externes</text:span><text:span text:style-name="T28"><text:note text:id="ftn32" text:note-class="footnote"><text:note-citation>15</text:note-citation><text:note-body><text:p text:style-name="Footnote">C. civ., art. 57</text:p></text:note-body></text:note></text:span><text:span text:style-name="T28"> »</text:span><text:span text:style-name="T28"><text:note text:id="ftn33" text:note-class="footnote"><text:note-citation>16</text:note-citation><text:note-body><text:p text:style-name="Footnote">Fiche d'orientation, « Sexe », Dalloz, août 2016.</text:p></text:note-body></text:note></text:span><text:span text:style-name="T28">.</text:span></text:p>
      <text:p text:style-name="P5"/>
      <text:p text:style-name="P39"><text:span text:style-name="T95"/></text:p>
      <text:list xml:id="list38189837" text:continue-numbering="true" text:style-name="L27">
        <text:list-item>
          <text:p text:style-name="P60"><text:span text:style-name="T95">é</text:span>tat civil</text:p>
        </text:list-item>
      </text:list>
      <text:p text:style-name="P5"/>
      <text:p text:style-name="P5">« <text:span text:style-name="T95">é</text:span>léments permettant l'identification juridique d'une personne physique. Ces éléments sont : le nom, le prénom, la filiation, le mariage, la capacité, la nationalité, la date de la naissance et celle du décès, le domicile<text:note text:id="ftn25" text:note-class="footnote"><text:note-citation>17</text:note-citation><text:note-body><text:p text:style-name="Footnote">(Dir) R. <text:span text:style-name="T86">Cabrillac</text:span>, <text:span text:style-name="T16">Dictionnaire du vocabulaire juridique 2014</text:span>, <text:span text:style-name="T15">op. cit.</text:span></text:p></text:note-body></text:note>».</text:p>
      <text:p text:style-name="P5"/>
      <text:list xml:id="list38190309" text:continue-numbering="true" text:style-name="L27">
        <text:list-item>
          <text:p text:style-name="P40">Acte de l'état civil</text:p>
        </text:list-item>
      </text:list>
      <text:p text:style-name="P5"/>
      <text:p text:style-name="P5">« <text:span text:style-name="T95">é</text:span>crit établi par un officier d'état civil et constatant l'un des évènements affectant l'existence ou l'identification juridique d'une personne physique<text:note text:id="ftn26" text:note-class="footnote"><text:note-citation>18</text:note-citation><text:note-body><text:p text:style-name="Footnote">(Dir) R. <text:span text:style-name="T86">Cabrillac</text:span>, <text:span text:style-name="T16">Dictionnaire du vocabulaire juridique 2014</text:span>, <text:span text:style-name="T15">ibid.</text:span></text:p></text:note-body></text:note>».</text:p>
      <text:p text:style-name="P5"/>
      <text:list xml:id="list38201050" text:continue-numbering="true" text:style-name="L27">
        <text:list-item>
          <text:p text:style-name="P40">Vie privée (principe du respect de la)</text:p>
        </text:list-item>
      </text:list>
      <text:p text:style-name="P39"/>
      <text:p text:style-name="P5">« Correspond à tout ce qui appartient à l'intimité de la personne. Cela regroupe sa vie sentimentale, conjugale, familiale, ses relations amicales, son état de santé, sa vie quotidienne à son domicile, ses loisirs, sa correspondance. Cet ensemble est protégé par le droit au respect de la vie privée, qui est un droit de la personnalité, c'est-à-dire un droit dont toute personne bénéficie. Les atteintes à cette intimité peuvent donc faire l'objet de sanctions civiles<text:note text:id="ftn27" text:note-class="footnote"><text:note-citation>19</text:note-citation><text:note-body><text:p text:style-name="Footnote">C. civ., art. 9 ; Conv. EDH, art. 8</text:p></text:note-body></text:note> et pénales<text:note text:id="ftn28" text:note-class="footnote"><text:note-citation>20</text:note-citation><text:note-body><text:p text:style-name="Footnote">C. pén., art. 226-1 et s.</text:p></text:note-body></text:note> »<text:note text:id="ftn29" text:note-class="footnote"><text:note-citation>21</text:note-citation><text:note-body><text:p text:style-name="Footnote">(Dir) R. <text:span text:style-name="T86">Cabrillac</text:span>, <text:span text:style-name="T16">Dictionnaire du vocabulaire juridique 2014</text:span>, <text:span text:style-name="T15">op. cit.</text:span></text:p></text:note-body></text:note>.</text:p>
      <text:p text:style-name="P5"/>
      <text:list xml:id="list38184443" text:continue-numbering="true" text:style-name="L27">
        <text:list-item>
          <text:p text:style-name="P40">Principe de l'indisponibilité de l'état des personnes</text:p>
        </text:list-item>
      </text:list>
      <text:p text:style-name="P41"/>
      <text:p text:style-name="P7"><text:span text:style-name="T12">« Principe en vertu duquel l'état civil et la capacité des personnes ne peuvent faire l'objet d'une convention</text:span><text:span text:style-name="T12"><text:note text:id="ftn30" text:note-class="footnote"><text:note-citation>22</text:note-citation><text:note-body><text:p text:style-name="Footnote">(Dir) R. <text:span text:style-name="T86">Cabrillac</text:span>, <text:span text:style-name="T16">Dictionnaire du vocabulaire juridique 2014</text:span>, <text:span text:style-name="T15">ibid.</text:span></text:p></text:note-body></text:note></text:span><text:span text:style-name="T12"> ». « </text:span><text:span text:style-name="T63">Traditionnellement, les éléments qui participent de l'</text:span><text:bookmark text:name="hl_27_28"/><text:span text:style-name="Strong_20_Emphasis"><text:span text:style-name="T57">état</text:span></text:span><text:bookmark text:name="28"/><text:span text:style-name="T68"> </text:span><text:span text:style-name="T63">civil et contribuent à l'individualisation des </text:span><text:bookmark text:name="hl_27_29"/><text:span text:style-name="Strong_20_Emphasis"><text:span text:style-name="T57">personnes</text:span></text:span><text:bookmark text:name="29"/><text:span text:style-name="Strong_20_Emphasis"><text:span text:style-name="T57"> </text:span></text:span><text:span text:style-name="T63">sont considérés comme étant indisponibles pour des raisons d'ordre public</text:span><text:span text:style-name="T63"><text:note text:id="ftn31" text:note-class="footnote"><text:note-citation>23</text:note-citation><text:note-body><text:p text:style-name="P90">J. <text:span text:style-name="T86">Hauser</text:span> et J.-J. <text:span text:style-name="T86">Lemouland</text:span>, « Ordre public et bonnes mœurs », <text:span text:style-name="T15">In</text:span> rép. dr. civ. Dalloz, janv. 2015 (actualisation juin 2016), spé. n°111.</text:p></text:note-body></text:note></text:span><text:span text:style-name="T63"> ».</text:span><text:span text:style-name="T76"> </text:span></text:p>
      <text:p text:style-name="P41"/>
      <text:p text:style-name="P41">L'état civil est impérativement attaché à la personne. Il ne relève pas du patrimoine. De ce fait, il est : </text:p>
      <text:list xml:id="list8731513178006622453" text:style-name="L29">
        <text:list-item>
          <text:p text:style-name="P42">indisponible,</text:p>
        </text:list-item>
        <text:list-item>
          <text:p text:style-name="P42">imprescriptible ;</text:p>
        </text:list-item>
        <text:list-item>
          <text:p text:style-name="P42">indivisible ;</text:p>
        </text:list-item>
        <text:list-item>
          <text:p text:style-name="P42">insaisissable.</text:p>
        </text:list-item>
      </text:list>
      <text:p text:style-name="P41"/>
      <text:p text:style-name="P41">Conformément à ce principe, les individus ne sauraient normalement apporter à leur état des modifications volontaires.</text:p>
      <text:p text:style-name="P41"/>
      <text:list xml:id="list38178651" text:continue-list="list38176968" text:style-name="L5">
        <text:list-item>
          <text:p text:style-name="P29">Reformulation de la solution</text:p>
        </text:list-item>
      </text:list>
      <text:p text:style-name="P4"/>
      <text:p text:style-name="P7"><text:span text:style-name="T23"><text:tab/>En d'autres termes, l'assemblée plénière de la Cour de cassation considère que </text:span><text:span text:style-name="T57">le principe de l’indisponibilité de l’</text:span><text:bookmark text:name="hl_1090_17"/><text:span text:style-name="Strong_20_Emphasis"><text:span text:style-name="T57">état </text:span></text:span><text:span text:style-name="T57">des personnes ne fait pas nécessairement obstacle à la modification de la mention du</text:span><text:bookmark text:name="hl_1090_18"/><text:span text:style-name="T57"> </text:span><text:span text:style-name="Strong_20_Emphasis"><text:span text:style-name="T57">sexe </text:span></text:span><text:span text:style-name="T57">dans un acte de l’</text:span><text:bookmark text:name="hl_1090_19"/><text:span text:style-name="Strong_20_Emphasis"><text:span text:style-name="T57">état</text:span></text:span><text:bookmark text:name="hl_1090_20"/><text:span text:style-name="Strong_20_Emphasis"><text:span text:style-name="T57"> civil</text:span></text:span><text:bookmark text:name="20"/><text:span text:style-name="Strong_20_Emphasis"><text:span text:style-name="T57">. En effet, tel est le cas lorsqu'il a été médicalement constaté (qu'il est avéré) qu'une personne présente le syndrome du transsexualisme. Toutefois, ce changement est alors subordonné à deux conditions supplémentaires. Cette personne doit avoir subi un traitement médico-chirurgical dans un but thérapeutique, ayant eu pour effet de lui </text:span></text:span><text:span text:style-name="Strong_20_Emphasis"><text:span text:style-name="T22">faire perdre </text:span></text:span><text:soft-page-break/><text:span text:style-name="Strong_20_Emphasis"><text:span text:style-name="T22">certains caractères de son </text:span></text:span><text:bookmark text:name="hl_1090_251"/><text:span text:style-name="Strong_20_Emphasis"><text:span text:style-name="T22">sexe</text:span></text:span><text:bookmark text:name="251"/><text:span text:style-name="Strong_20_Emphasis"><text:span text:style-name="T22"> d’origine. En outre, l'apparence physique la rapprochant de l'autre sexe qui en est résultée doit être corroborée par son comportement social.</text:span></text:span></text:p>
      <text:p text:style-name="P54"/>
      <text:list xml:id="list38176255" text:continue-list="list4104474808899235984" text:style-name="L4">
        <text:list-item>
          <text:p text:style-name="P45">Portée.</text:p>
        </text:list-item>
      </text:list>
      <text:p text:style-name="P6"/>
      <text:list xml:id="list4534033628205991063" text:style-name="L6">
        <text:list-item>
          <text:p text:style-name="P30">Dans le temps, au regard du droit existant</text:p>
        </text:list-item>
      </text:list>
      <text:p text:style-name="P6"/>
      <text:list xml:id="list5170524141551825517" text:style-name="L7">
        <text:list-item>
          <text:p text:style-name="P31">Au regard des textes</text:p>
        </text:list-item>
      </text:list>
      <text:p text:style-name="P6"/>
      <text:p text:style-name="P7"><text:span text:style-name="T12">L'arrêt a été rendu au visa des articles </text:span><text:span text:style-name="T46">8 de la Convention européenne de sauvegarde des droits de l'homme et des libertés fondamentales (Conv. EDH), 9 et 57 du Code civil et en considération du principe de l'indisponibilité de l'état des personnes. </text:span></text:p>
      <text:p text:style-name="P7"><text:span text:style-name="T46"/></text:p>
      <text:p text:style-name="P7"><text:span text:style-name="T46">Comme cela a été vu lors des séances précédentes, l'article 8 de la Conv. EDH garantit le droit au respect de la vie privée et familiale. Celui-ci dispose que : « 1. Toute personne a droit au respect de sa vie privée et familiale, de son domicile et de sa correspondance. 2. Il ne peut y avoir ingérence d’une autorité publique dans l’exercice de ce droit que pour autant que cette ingérence est prévue par la loi et qu’elle constitue une mesure qui, dans une société démocratique, est nécessaire à la sécurité nationale, à la sûreté publique, au bien-être économique du pays, à la défense de l’ordre et à la prévention des infractions pénales, à la protection de la santé ou de la morale, ou à la protection des droits et libertés d’autrui ».</text:span></text:p>
      <text:p text:style-name="P7"><text:span text:style-name="T46"/></text:p>
      <text:p text:style-name="P7"><text:span text:style-name="T46">L'article 9 du Code civil garantit pareillement le droit de chacun au respect de sa vie privée.</text:span></text:p>
      <text:p text:style-name="P7"><text:span text:style-name="T46"/></text:p>
      <text:p text:style-name="P7"><text:span text:style-name="T46">Le sexe désigne l'appartenance à un genre, masculin ou féminin. Par référence à l'article 57, alinéa 1er, du Code civil, il pourrait être appréhendé comme un élément de la vie publique, en ce qu'il constitue un élément d'identification de la personne. Il est même </text:span><text:span text:style-name="T64">l'élément essentiel de l'individualisation de la personne, puisqu'il répartit les populations en deux catégories et s'impose nécessairement dès la naissance aux yeux de tous. Sa constatation est donc obligatoire dans l'acte de naissance. Ainsi a-t-il été considéré que cette exigence s'imposait </text:span><text:span text:style-name="T69">erga omnes</text:span><text:span text:style-name="T69"><text:note text:id="ftn34" text:note-class="footnote"><text:note-citation>24</text:note-citation><text:note-body><text:p text:style-name="P92"><text:span text:style-name="T62">Paris, 18 janv. 1974 : « Tout individu, même s'il présente des anomalies organiques, doit obligatoirement être rattaché à l'un des deux sexes, masculin ou féminin, lequel doit être mentionné dans l'acte de naissance ». Contra. </text:span><text:span text:style-name="T62">TGI Tours, 2e civ., jug., 20 août 2015 : le tribunal de grande instance de Tours a fait inscrire un homme âgé de 64 ans dans une catégorie de sexe neutre</text:span></text:p></text:note-body></text:note></text:span><text:span text:style-name="T65">.</text:span><text:span text:style-name="T64"> </text:span></text:p>
      <text:p text:style-name="P7"><text:span text:style-name="T46"/></text:p>
      <text:p text:style-name="P7"><text:span text:style-name="T46">Cependant, il a des incidences évidentes en matière de vies sentimentale et familiale et renvoie nécessairement à la vie intime d'un individu. Or, ces domaines sont protégés sur le fondement du droit au respect de la vie privée et familiale.</text:span></text:p>
      <text:p text:style-name="P7"><text:span text:style-name="T46"/></text:p>
      <text:p text:style-name="P7"><text:span text:style-name="T46">Par conséquent, toutes les fois qu'une personne est tenue d'attester de son identité, par la production de son acte de naissance ou celle de sa carte d'identité et que la mention du sexe y apposée est en contradiction évidente avec son apprence physique, cela peut être vécu comme une violation de son intimité et de sa vie privée.</text:span></text:p>
      <text:p text:style-name="P7"><text:span text:style-name="T46"/></text:p>
      <text:p text:style-name="P7"><text:span text:style-name="T46">Ce problème pratique ainsi exposé, il n'en demeure pas moins que si une personne pouvait changer de sexe </text:span><text:span text:style-name="T59">ad nutum</text:span><text:span text:style-name="T46">, cela contreviendrait au principe de l'indisponibilité de l'état des personnes, au respect duquel l'ordre public est intéressé. </text:span></text:p>
      <text:p text:style-name="P7"><text:span text:style-name="T46"/></text:p>
      <text:p text:style-name="P7"><text:span text:style-name="T46">En effet, « l</text:span><text:span text:style-name="T66">'homme ou la femme atteint du syndrome du</text:span><text:bookmark text:name="hl_47_10"/><text:span text:style-name="T66"> </text:span><text:span text:style-name="Strong_20_Emphasis"><text:span text:style-name="T55">transsexualisme </text:span></text:span><text:span text:style-name="T66">a la conviction d'appartenir depuis sa naissance au sexe opposé à son sexe apparent, qui a été indiqué dans son acte de naissance. Il demande une modification de son acte de naissance, mais cette requête ne saurait se fonder sur l'action en rectification judiciaire prévue à l'article 99 du code civil. En effet, l'action </text:span><text:soft-page-break/><text:span text:style-name="T66">prévue à l'article 99 a pour objet de corriger une erreur survenue au moment de la rédaction de l'acte. Or, </text:span><text:span text:style-name="T67">la requête du transsexuel a pour but de modifier un acte de l'état civil correctement établi à l'origine. Dans le cas du</text:span><text:bookmark text:name="hl_47_11"/><text:span text:style-name="T67"> </text:span><text:span text:style-name="Strong_20_Emphasis"><text:span text:style-name="T54">transsexualisme</text:span></text:span><text:bookmark text:name="11"/><text:span text:style-name="T67">, il y a un changement de sexe ; dès lors, ce n'est plus d'une question de rectification d'état civil qu'il s'agit mais d'une action d'état</text:span><text:span text:style-name="T66">. En effet, une personne qui demande un changement de la mention du sexe portée sur son acte de naissance, pour tenir compte de son comportement social, voire de certaines modifications morphologiques résultant d'interventions chirurgicales, ne prétend pas qu'une erreur a été commise lors de l'établissement de l'acte ; elle demande que soit officiellement constaté un changement dans un élément de son état civil ». </text:span></text:p>
      <text:p text:style-name="P7"><text:span text:style-name="T46"/></text:p>
      <text:p text:style-name="P7"><text:span text:style-name="T46">Or, le principe demeure celui de l'inanité du changement volontaire d'un élément de l'état civil (sexe, mais aussi nom de famille, prénom, etc.). Il en va de la sûreté nationale et, s'agissant plus particulièrement du changement de sexe, cette question a longtemps concerné également les bonnes mœurs. </text:span><text:span text:style-name="T18">Une stabilité sociale préside à une telle règle, puisque chacun tire de son état un certain nombre de conséquences avec les tiers et, en particulier, avec les membres de sa famille (mariage, filiation, etc.).</text:span></text:p>
      <text:p text:style-name="P7"><text:span text:style-name="T46"/></text:p>
      <text:p text:style-name="P7"><text:span text:style-name="T46">Dès lors, on comprend bien qu'une fois encore, il fallait arbitrer entre deux intérêts antagonistes : d'une part, celui de l'Etat, qui, pour la protection de la sécurité juridique, aspire à l'intangibilité de l'état civil et, d'autre part, celui d'une personne privée qui, au nom du droit à la protection de l'intimité de la vie privée, revendique un droit à la modification de son état civil.</text:span></text:p>
      <text:p text:style-name="P7"><text:span text:style-name="T46"/></text:p>
      <text:p text:style-name="P7"><text:span text:style-name="T46">Il convenait donc de déterminer si cette ingérence de l'autorité publique dans l’exercice de ce droit, si elle est, au cas d'espèce, effectivement prévue par la loi</text:span><text:span text:style-name="T46"><text:note text:id="ftn35" text:note-class="footnote"><text:note-citation>25</text:note-citation><text:note-body><text:p text:style-name="Footnote">C. civ., art . 57, al. 1er</text:p></text:note-body></text:note></text:span><text:span text:style-name="T46">, constitue bien une « mesure nécessaire dans une société démocratique », au sens de l'article 8 de la Conv. EDH.</text:span></text:p>
      <text:p text:style-name="P7"><text:span text:style-name="T46"/></text:p>
      <text:p text:style-name="P56"><text:span text:style-name="T1">À cet égard, la présente décision a marqué un tournant décisif en droit interne.</text:span></text:p>
      <text:p text:style-name="P55"><text:span text:style-name="T80"/></text:p>
      <text:list xml:id="list38196510" text:continue-numbering="true" text:style-name="L7">
        <text:list-item>
          <text:p text:style-name="P31">Par rapport aux autres décisions</text:p>
        </text:list-item>
      </text:list>
      <text:p text:style-name="P6"/>
      <text:p text:style-name="P57"><text:span text:style-name="T61">Position de la jurisprudence française avant 1992</text:span></text:p>
      <text:p text:style-name="P56"><text:span text:style-name="T6"/></text:p>
      <text:list xml:id="list3253380693917067323" text:style-name="L31">
        <text:list-item>
          <text:p text:style-name="P75"><text:span text:style-name="T19">Les juridictions du fond</text:span><text:span text:style-name="T18"> étaient divisées. </text:span></text:p>
        </text:list-item>
      </text:list>
      <text:list xml:id="list6288909649616410269" text:style-name="L30">
        <text:list-item>
          <text:p text:style-name="P85"><text:span text:style-name="T31">Certaines refusaient la rectification</text:span><text:span text:style-name="T30"> au motif qu'il s'agissait d'un changement volontaire du sexe, ce qu'interdisait le principe d'indisponibilité de l'état des personnes qui fait défense aux individus de modifier de leur propre initiative les éléments de leur état</text:span><text:span text:style-name="T30"><text:note text:id="ftn17" text:note-class="footnote"><text:note-citation>26</text:note-citation><text:note-body><text:p text:style-name="P92"><text:span text:style-name="T27">V. en ce sens, Paris, 18 janv. 1974, D. 1974. 196 ; 24 févr. 1978, JCP 1979. II. 19202, note </text:span><text:span text:style-name="T91">Penneau</text:span><text:span text:style-name="T27"> </text:span></text:p></text:note-body></text:note></text:span><text:span text:style-name="T30">.</text:span></text:p>
        </text:list-item>
        <text:list-item>
          <text:p text:style-name="P85"><text:span text:style-name="T30">Certains juges du fond </text:span><text:span text:style-name="T31">n'acceptaient que le changement de prénom</text:span><text:span text:style-name="T30"><text:note text:id="ftn37" text:note-class="footnote"><text:note-citation>27</text:note-citation><text:note-body><text:p text:style-name="Footnote"><text:span text:style-name="T35">Versailles, 25 mai 1987, D. 1987. IR 163</text:span></text:p></text:note-body></text:note></text:span><text:span text:style-name="T30">. </text:span></text:p>
        </text:list-item>
        <text:list-item>
          <text:p text:style-name="P85"><text:span text:style-name="T30">D'autres au contraire, en plus grand nombre, </text:span><text:span text:style-name="T31">acceptaient de reconnaître que le sexe avait changé et décidaient une modification de l'état civil quant à la mention du sexe avec l'attribution d'un prénom correspondant</text:span><text:span text:style-name="T31"><text:note text:id="ftn38" text:note-class="footnote"><text:note-citation>28</text:note-citation><text:note-body><text:p text:style-name="P90"><text:span text:style-name="T35">V. not. Toulouse, 11 oct. 1978, JCP 1981. II. 19529, note </text:span><text:span text:style-name="T88">Penneau</text:span><text:span text:style-name="T35">. - TGI Dijon, 2 mai 1977, Gaz. Pal. 1977. 2. 577. - TGI Paris, 24 nov. 1981. - Agen, 2 févr. 1983 - TGI Nanterre, 21 avr. 1983 - TGI Paris, 16 nov. 1982. - TGI Niort, 5 janv. 1983. - TGI Angoulême, 18 janv. 1984. - TGI Montpellier, 6 mai 1985. - TGI Thionville, 28 mai 1986. - TGI Paris, 9 juill. 1985, D. 1986. IR 69. - Paris, 19 avr. 1988, D. 1988. IR 137</text:span></text:p></text:note-body></text:note></text:span><text:span text:style-name="T30">. </text:span></text:p>
        </text:list-item>
      </text:list>
      <text:p text:style-name="P84"><text:span text:style-name="T30"/></text:p>
      <text:list xml:id="list1140677914652728579" text:style-name="L32">
        <text:list-item>
          <text:p text:style-name="P76"><text:span text:style-name="T19">La Cour de cassation</text:span><text:span text:style-name="T18">, quant à elle, invoquait presque toujours le principe d'indisponibilité de l'état des personnes</text:span><text:span text:style-name="T18"><text:note text:id="ftn39" text:note-class="footnote"><text:note-citation>29</text:note-citation><text:note-body><text:p text:style-name="P89"><text:span text:style-name="T39">V. not. Civ. 1ère, 16 déc. 1975, D. 1976. 397, note R. </text:span><text:span text:style-name="T92">Lindon</text:span><text:span text:style-name="T39">, JCP 1976. II. 18503, note </text:span><text:span text:style-name="T92">Penneau</text:span><text:span text:style-name="T39"> ; V. cep. l'arrêt plus controversé sur les fondements, Civ. 1ère, 30 nov. 1983, D. 1984. 165, note </text:span><text:span text:style-name="T92">Edelman</text:span><text:span text:style-name="T39">, JCP 1984. II. 20222, concl. </text:span><text:span text:style-name="T92">Sadon</text:span><text:span text:style-name="T39">, note </text:span><text:span text:style-name="T92">Penneau</text:span><text:span text:style-name="T39"> ; V. aussi Civ. 1ère, 3 et 31 mars 1987, D. 1987. 445, note P. </text:span><text:span text:style-name="T92">Jourdain</text:span><text:span text:style-name="T39">, JCP 1988. II. 21000, note E. </text:span><text:span text:style-name="T92">Agostini </text:span><text:span text:style-name="T39">; 17 juin 1988, D. 1988. IR 177 ; 10 mai 1989, D. 1989. IR 171.</text:span></text:p></text:note-body></text:note></text:span><text:span text:style-name="T18">. <text:s/></text:span></text:p>
        </text:list-item>
      </text:list>
      <text:p text:style-name="P79"><text:soft-page-break/></text:p>
      <text:list xml:id="list5803693784136452203" text:style-name="L33">
        <text:list-item>
          <text:p text:style-name="P77"><text:span text:style-name="T18">Un argument avait également été tiré de la primauté des caractères génétiques et anatomiques</text:span><text:span text:style-name="T18"><text:note text:id="ftn12" text:note-class="footnote"><text:note-citation>30</text:note-citation><text:note-body><text:p text:style-name="Footnote">Civ. 1ère, 7 juin 1988, n°86-13698 – Civ. 1ère, 10 mai 1989 (<text:span text:style-name="T15">op. cit.</text:span>)</text:p></text:note-body></text:note></text:span><text:span text:style-name="T18">.</text:span></text:p>
        </text:list-item>
        <text:list-item>
          <text:p text:style-name="P77">En outre, dans une série de quatre arrêts rendus le même jour<text:note text:id="ftn40" text:note-class="footnote"><text:note-citation>31</text:note-citation><text:note-body><text:p text:style-name="P90"><text:span text:style-name="T35">Civ. 1ère, 21 mai 1990, n° 88-12.829  , 88-12.163, 88-12.250 et 88-15.858, JCP 1990. II. 21588, note </text:span><text:span text:style-name="T88">Massip</text:span><text:span text:style-name="T35">, concl. </text:span><text:span text:style-name="T88">Flipo</text:span><text:span text:style-name="T35">, RTD civ. 1991. 289, obs. </text:span><text:span text:style-name="T88">Hauser</text:span></text:p></text:note-body></text:note>, la Cour de cassation était clairement venue affirmer que : « le <text:bookmark text:name="hl_47_12"/><text:span text:style-name="Strong_20_Emphasis"><text:span text:style-name="T18">transsexualisme</text:span></text:span><text:bookmark text:name="12"/><text:span text:style-name="T18">, même lorsqu'il est médicalement reconnu, ne peut s'analyser en un véritable changement de sexe, le transsexuel, bien qu'ayant perdu certains caractères de son sexe d'origine, n'ayant pas pour autant acquis ceux du sexe opposé ». Aux termes de ces arrêts, elle écarta même l'argument tiré de la non-conformité de notre législation avec l'article 8 de la Conv. EDH.</text:span><text:span text:style-name="T83"> </text:span></text:p>
        </text:list-item>
      </text:list>
      <text:p text:style-name="P79"><text:span text:style-name="T6"/></text:p>
      <text:p text:style-name="P82"><text:span text:style-name="T81">Prise de position de la CEDH en 1992</text:span></text:p>
      <text:p text:style-name="P82"><text:span text:style-name="T81"/></text:p>
      <text:p text:style-name="P79">C'est alors que, le 25 mars 1992, la Cour européenne des droits de l'homme (CEDH) condamna la France pour avoir refusé de modifier l'état civil d'un transsexuel<text:note text:id="ftn36" text:note-class="footnote"><text:note-citation>32</text:note-citation><text:note-body><text:p text:style-name="P90"><text:span text:style-name="T35">CEDH, 25 mars 1992, req. n°13343/87  , Botella c/ France, D. 1993. 101, note </text:span><text:span text:style-name="T88">Marguénaud</text:span><text:span text:style-name="T35"> , JCP 1992. II. 21955, note T. </text:span><text:span text:style-name="T88">Garé</text:span><text:span text:style-name="T35">, D. 1992. Somm. 325, obs. </text:span><text:span text:style-name="T88">Renucci</text:span><text:span text:style-name="T35">  , RTD civ. 1992. 540, obs. </text:span><text:span text:style-name="T88">Hauser</text:span></text:p></text:note-body></text:note>. C'est le refus de la Cour de cassation de faire droit à une demande de changement de sexe, alors que l'opération avait entraîné « l'abandon irréversible des marques extérieures du sexe d'origine », qui avait entraîné la censure sur le fondement de l'article 8 de la Conv. EDH. Consécutivement, la France devait donc se doter d'un système, et tout particulièrement dans l'organisation du service public de l'état civil, où les documents officiels mentionnant le sexe seraient en conformité avec le sexe apparent, « psychosocial ». </text:p>
      <text:p text:style-name="P79"/>
      <text:p text:style-name="P87"><text:span text:style-name="T26">Absence de réforme législative</text:span></text:p>
      <text:p text:style-name="P74"><text:span text:style-name="T18"/></text:p>
      <text:p text:style-name="P74"><text:span text:style-name="T18">Toutefois, ce changement ne s'est pas opéré au plan législatif</text:span><text:span text:style-name="T18"><text:note text:id="ftn10" text:note-class="footnote"><text:note-citation>33</text:note-citation><text:note-body><text:p text:style-name="P90"><text:span text:style-name="T35">Néanmoins, il peut être relevé <text:s/>une première manifestation d'intérêt à l'occasion d'une proposition de loi déposée en 1981 par le sénateur Henri Caillavet. Son objet tendait à lutter contre les discriminations qui venaient s'ajouter à la douleur des transsexuels fondée sur « l'état civil « faussé », le prénom « déguisé ».</text:span></text:p></text:note-body></text:note></text:span><text:span text:style-name="T18">. C'est pourquoi, sans attendre l'intervention du législateur qui ne venait pas faute de consensus entre les deux chambres de l'assemblée</text:span><text:span text:style-name="T18"><text:note text:id="ftn41" text:note-class="footnote"><text:note-citation>34</text:note-citation><text:note-body><text:p text:style-name="P93"><text:span text:style-name="T71">vhttp://www.conseil-etat.fr/Actualites/Discours-Interventions/L-application-par-la-France-des-arrets-de-la-Cour-europeenne-des-droits-de-l-homme : « Dans un autre domaine, lui aussi sensible au plan sociétal, où une solution législative n’aboutissait pas en l’absence de consensus au sein des assemblées parlementaires, il est revenu à la Cour de cassation d’y pallier  : cf. la simplification de la procédure de changement de la mention du sexe dans l’état civil, après la condamnation de la France, dans un arrêt du 25 mars 1992, (« affaire Botella c/ France », n° 13343/87). Dans deux arrêts du 11 décembre 1992, la Cour de cassation est revenue sur une précédente jurisprudence qui se référait à des règles dont l'application avait entraîné la condamnation de la France ».</text:span> </text:p></text:note-body></text:note></text:span><text:span text:style-name="T18">, que l'assemblée plénière de la Cour de cassation a opéré un revirement de jurisprudence, à l'aune de celle de la première chambre civile, par deux arrêts rendus le 11 décembre 1992.</text:span></text:p>
      <text:p text:style-name="P68"><text:span text:style-name="T72"/></text:p>
      <text:p text:style-name="P73"><text:span text:style-name="T72">Evolution ultérieure du cadre juridique</text:span></text:p>
      <text:p text:style-name="P73"><text:span text:style-name="T72"/></text:p>
      <text:p text:style-name="P74"><text:span text:style-name="T18">Aucune révolution législative n'est intervenue en la matière, bien que quelques signes d'évolution puissent être relevés ça et là.</text:span></text:p>
      <text:p text:style-name="P79"/>
      <text:list xml:id="list4161404605428188620" text:style-name="L35">
        <text:list-item>
          <text:p text:style-name="P69"><text:span text:style-name="T72">Le ministre de la Santé et des Sports a, par un décret, supprimé de la liste des affections psychiatriques de longue durée, annexée à l'article D. 322-1 du Code de la sécurité sociale, les troubles précoces de l'identité de genre</text:span><text:span text:style-name="T72"><text:note text:id="ftn14" text:note-class="footnote"><text:note-citation>35</text:note-citation><text:note-body><text:p text:style-name="P89">D. n° 2010-125, 8 févr. 2010<text:span text:style-name="T73">, portant modification de l'annexe figurant à l'article D. 322-1 du Code de la sécurité sociale relative aux critères médicaux utilisés pour la définition de l'affection de longue durée « affections psychiatriques de longue durée ».</text:span> </text:p></text:note-body></text:note></text:span><text:span text:style-name="T72">.</text:span></text:p>
        </text:list-item>
        <text:list-item>
          <text:p text:style-name="P69"><text:soft-page-break/><text:span text:style-name="T72">En 2010, le ministre de la Justice et des Libertés avait alors dressé le constat </text:span><text:span text:style-name="T70">que « le droit français se caractéris(ait) par l'absence de toute disposition législative ou réglementaire en la matière ». Il observa également la perte de temps et d'argent que pouvait engendrer le recours systématique à une expertise justifiant d'une opération de réassignation sexuelle. Aussi avait-il, </text:span><text:span text:style-name="T72">par voie de circulaire</text:span><text:span text:style-name="T72"><text:note text:id="ftn15" text:note-class="footnote"><text:note-citation>36</text:note-citation><text:note-body><text:p text:style-name="P88"><text:span text:style-name="T73">Circ. CIV/07/10, 14 mai 2010.</text:span> </text:p></text:note-body></text:note></text:span><text:span text:style-name="T72">,</text:span><text:span text:style-name="T70"> invité le ministère public à donner un avis favorable aux demandes de changement d'état civil, dès lors que les traitements hormonaux dont il était fait état avaient « entraîné un changement de sexe irréversible, sans exiger pour autant l'ablation des organes génitaux ».</text:span> </text:p>
        </text:list-item>
      </text:list>
      <text:p text:style-name="P79"/>
      <text:list xml:id="list6206179147222287511" text:style-name="L36">
        <text:list-item>
          <text:p text:style-name="P80">Une proposition de loi avait été enregistrée à la présidence de l'Assemblée nationale le 22 décembre 2011<text:note text:id="ftn16" text:note-class="footnote"><text:note-citation>37</text:note-citation><text:note-body><text:p text:style-name="P89"><text:span text:style-name="T73">Proposition de loi n°4127 de M. </text:span><text:span text:style-name="T93">Delaunay</text:span><text:span text:style-name="T73"> et plusieurs de ses collègues visant à la simplification de la procédure de changement de la mention du sexe dans l'état civil.</text:span> </text:p></text:note-body></text:note>. Fort du constat que la solution actuelle d'origine jurisprudentielle était inadaptée et que des solutions internationales satisfaisantes émergeaient, elle tendait à permettre une procédure de modification du sexe à l'état civil affranchie d'une quelconque obligation de parcours médical. Selon ses auteurs, il ne s'agissait « en rien de modifier le sexe biologique de l'individu reconnu à sa naissance et indiqué dans l'état civil », mais « de rectifier le genre de l'individu qui constate que son genre ne correspond pas à son sexe biologique ». L'acte déclaratif établi sous le contrôle du juge n'aurait pas été irréversible, mais aurait entraîné l'abandon des droits dont le bénéfice est lié au sexe délaissé.</text:p>
        </text:list-item>
      </text:list>
      <text:p text:style-name="P79"/>
      <text:p text:style-name="P83">La jurisprudence postérieure de la CEDH</text:p>
      <text:p text:style-name="P79"/>
      <text:p text:style-name="P74"><text:span text:style-name="T18">Aux termes d'un arrêt rendu le 11 juillet 2002 (n°28957/95) dans le cadre de l'affaire Goodwin c/ Royaume-Uni, la CEDH a considéré que : « la notion de juste équilibre inhérente à la Convention » entre intérêt public et intérêt à obtenir la reconnaissance juridique d'une conversion sexuelle, « fait désormais résolument pencher la balance en faveur de la requérante</text:span><text:span text:style-name="T18"><text:note text:id="ftn11" text:note-class="footnote"><text:note-citation>38</text:note-citation><text:note-body><text:p text:style-name="P88"><text:span text:style-name="T39">§ 93</text:span></text:p></text:note-body></text:note></text:span><text:span text:style-name="T18"> ». Au visa de l'article 12 de la Conv. EDH (droit de se marier et de fonder une famille), elle a également sanctionné cet Etat pour avoir prohibé le mariage des transsexuels sous leur nouvelle identité sexuelle. Elle estimait ne pas être </text:span>« convaincue que l’on puisse aujourd’hui continuer d’admettre que [les termes de l’article 12] impliquent que le sexe doive être déterminé selon des critères purement biologiques<text:note text:id="ftn13" text:note-class="footnote"><text:note-citation>39</text:note-citation><text:note-body><text:p text:style-name="Footnote">§ 100)</text:p></text:note-body></text:note> ». S'il appartient à l’État de déterminer les conditions et formalités concernant le mariage des transsexuels, mais qu’elle « ne vo[yait] aucune raison justifiant que les transsexuels soient privés en toutes circonstances du droit de se marier<text:note text:id="ftn42" text:note-class="footnote"><text:note-citation>40</text:note-citation><text:note-body><text:p text:style-name="Footnote">§ 103</text:p></text:note-body></text:note> ».</text:p>
      <text:p text:style-name="P79"/>
      <text:p text:style-name="P74"><text:span text:style-name="T18">Cette solution est à mettre en perspective avec celle dégagée à l'occasion de l'affaire </text:span>Hämäläinen c. Finlande, tranchée par la Grande Chambre de la CEDH le 16 juillet 2014. En l'espèce, la requérante se plaignait de ne pouvoir obtenir la pleine reconnaissance de son nouveau genre qu’en faisant convertir son mariage en un partenariat enregistré. La Cour conclut à la non-violation de l’article 8 (droit au respect de la vie privée et familiale) de la Conv. EDH. Elle considéra en effet qu’il n’était pas disproportionné de poser comme condition préalable à la reconnaissance juridique d’un changement de sexe que le mariage soit transformé en partenariat enregistré, ce dernier représentant une option sérieuse offrant aux couples de même sexe une protection juridique pratiquement identique à celle du mariage. En outre, pareille conversion n’avait aucune incidence sur la vie familiale de la requérante, puisqu'elle était dépourvue d’effet juridique sur la paternité à l’égard de sa fille, ainsi que sur la responsabilité concernant les obligations de soins, de garde ou d’entretien vis-à-vis de l’enfant. </text:p>
      <text:p text:style-name="P74"/>
      <text:p text:style-name="P74"><text:soft-page-break/>La consécration d'un droit d'accéder à la chirurgie de changement de sexe (CEDH, Y.Y. c. Turquie (n°14793/08), 10 mars 2015). <text:span text:style-name="T95">à</text:span> cette occasion, elle a posé le principe selon lequel le rejet de la demande initiale du requérant d’accéder à la chirurgie de changement de sexe ne saurait être considéré comme fondé sur un motif suffisant. L’ingérence qui en résulta dans son droit au respect de sa vie privée ne saurait passer pour avoir été « nécessaire » dans une société démocratique. </text:p>
      <text:p text:style-name="P74"/>
      <text:p text:style-name="P74">Actuellement, plusieurs requêtes concernant la France sont pendantes. Elles concernant les affaires : A.P. c. France (n° 79885/12), Garçon c. France (n° 52471/13) et Nicot c. France (n° 52596/13). Pour chacune d'entre elle, les requérants se plaignent en particulier du fait que les personnes qui, comme eux, sont transgenres, ne peuvent obtenir le changement de leur état civil qu’à la condition d’apporter la preuve d’un syndrome de transsexualisme et d’un processus irréversible de changement de sexe. La Cour a communiqué les requêtes au gouvernement français et posé des questions aux parties sous l’angle de l’article 8 (droit au respect de la vie privée et familiale) de la Convention ainsi que, s’agissant de l’affaire A.P., sous l’angle de l’article 3 (interdiction des traitements inhumains ou dégradants) de la Convention. <text:s/></text:p>
      <text:p text:style-name="P74"/>
      <text:p text:style-name="P74">À ce stade, il convient de s'intéresser aux conditions dans lesquelles un droit à la modification de la mention du sexe sur l'état civil est reconnu.</text:p>
      <text:p text:style-name="P74"/>
      <text:list xml:id="list38186315" text:continue-list="list4534033628205991063" text:style-name="L6">
        <text:list-item>
          <text:p text:style-name="P72">Dans l’espace juridique : tentative de détermination du domaine de la solution</text:p>
        </text:list-item>
      </text:list>
      <text:p text:style-name="P67"/>
      <text:p text:style-name="P74"><text:span text:style-name="T83">Aux termes de l'arrêt qui nous est soumis, cinq critères distincts semblaient avoir été érigés en conditions de la modification de la mention du sexe inscrite sur l’acte de naissance.</text:span></text:p>
      <text:p text:style-name="P74"><text:span text:style-name="T83"/></text:p>
      <text:p text:style-name="P74"><text:span text:style-name="T83">Il apparaît que le requérant doit : <text:s/></text:span></text:p>
      <text:list xml:id="list6556823274704142819" text:style-name="L37">
        <text:list-item>
          <text:p text:style-name="P78"><text:span text:style-name="T83">présenter le syndrome de transsexualisme ;</text:span></text:p>
        </text:list-item>
        <text:list-item>
          <text:p text:style-name="P78"><text:span text:style-name="T83">avoir subi un traitement médico-chirurgical dans un but thérapeutique ; </text:span></text:p>
        </text:list-item>
        <text:list-item>
          <text:p text:style-name="P78"><text:span text:style-name="T83">n’avoir plus tous les caractères de son sexe d’origine ; </text:span></text:p>
        </text:list-item>
        <text:list-item>
          <text:p text:style-name="P78"><text:span text:style-name="T83">avoir pris une apparence physique proche de l’autre sexe ; </text:span></text:p>
        </text:list-item>
        <text:list-item>
          <text:p text:style-name="P78"><text:span text:style-name="T83">avoir adopté le comportement social correspondant à ce dernier. </text:span></text:p>
        </text:list-item>
      </text:list>
      <text:p text:style-name="P74"><text:span text:style-name="T83"/></text:p>
      <text:p text:style-name="P74"><text:span text:style-name="T83">L'arrêt rendu concomitamment à celui soumis à notre étude (Ass. plén., 11 déc. 1992, n°91-12373) permet de mettre en exergue une condition de preuve : « </text:span><text:span text:style-name="T56">la réalité du syndrome transsexuel ne (peut) être établie que par une expertise judiciaire », de sorte que </text:span><text:span text:style-name="T18">l'attestation de l'appartenance apparente à un sexe était insuffisante.</text:span></text:p>
      <text:p text:style-name="P79"/>
      <text:p text:style-name="P74"><text:span text:style-name="T83">Par deux arrêts rendus 7 juin 2012</text:span><text:span text:style-name="T83"><text:note text:id="ftn43" text:note-class="footnote"><text:note-citation>41</text:note-citation><text:note-body><text:p text:style-name="P90"><text:span text:style-name="T75">Civ. 1ère, 7 juin 2012, n°10-26.947 et 11-22490</text:span> <text:span text:style-name="T75"> : « </text:span><text:span text:style-name="T52">pour justifier une demande de rectification de la mention du sexe figurant dans un acte de naissance, la personne doit établir, au regard de ce qui est communément admis par la communauté scientifique, la réalité du syndrome transsexuel</text:span><text:span text:style-name="T53"> </text:span><text:span text:style-name="T52">dont elle est atteinte ainsi que le caractère irréversible de la transformation de son apparence ».</text:span></text:p></text:note-body></text:note></text:span><text:span text:style-name="T83">, la première chambre civile a ensuite jugé que, « pour justifier une demande de rectification de la mention du sexe figurant dans un acte de naissance, la personne doit établir, au regard de ce qui est communément admis par la communauté scientifique, la réalité du syndrome transsexuel dont elle est atteinte ainsi que le caractèr</text:span>e irréversible de la transformation de son apparence ». <text:span text:style-name="T18">Deux autres arrêts ont ensuite été rendus le 13 février 2013</text:span><text:span text:style-name="T18"><text:note text:id="ftn44" text:note-class="footnote"><text:note-citation>42</text:note-citation><text:note-body><text:p text:style-name="P89">Civ. 1ère, 13 févr. 2013, n°12.11-949 et 11.14-515 : « <text:span text:style-name="T42">pour justifier une demande de rectification de la mention du sexe figurant dans un acte de naissance, la personne doit établir, au regard de ce qui est communément admis par la communauté scientifique, la réalité du syndrome transsexuel</text:span><text:span text:style-name="T41"> </text:span><text:span text:style-name="T42">dont elle est atteinte ainsi que le caractère irréversible de la transformation de son apparence ».</text:span></text:p></text:note-body></text:note></text:span><text:span text:style-name="T18">, dans les mêmes termes. </text:span></text:p>
      <text:p text:style-name="P68"><text:span text:style-name="T72"/></text:p>
      <text:p text:style-name="P68"><text:span text:style-name="T72">Deux conditions sont ainsi posées : le diagnostic du transsexualisme et le caractère irréversible de la transformation de l’apparence physique opérée.</text:span></text:p>
      <text:p text:style-name="P68"><text:soft-page-break/><text:span text:style-name="T72">Ainsi, la modification de la mention du sexe à l'état civil ne peut être obtenue en l'absence de preuve du caractère irréversible du processus de changement</text:span><text:span text:style-name="T72"><text:note text:id="ftn18" text:note-class="footnote"><text:note-citation>43</text:note-citation><text:note-body><text:p text:style-name="Footnote">Nancy, 3 janv. 2011</text:p></text:note-body></text:note></text:span><text:span text:style-name="T72">, l'attitude sociale et l'apparence étant à elles seules insuffisantes</text:span><text:span text:style-name="T72"><text:note text:id="ftn45" text:note-class="footnote"><text:note-citation>44</text:note-citation><text:note-body><text:p text:style-name="Footnote">Limoges, 20 mars 2012</text:p></text:note-body></text:note></text:span><text:span text:style-name="T72">.</text:span></text:p>
      <text:p text:style-name="P74"><text:span text:style-name="T18"/></text:p>
      <text:p text:style-name="P74"><text:span text:style-name="T18">Si toutes les conditions sont remplies, une rectification de l'état civil de l'intéressé doit être effectuée par une mention en marge de son acte de naissance. Celle-ci ayant un effet constitutif, et non déclaratif</text:span><text:span text:style-name="T18"><text:note text:id="ftn46" text:note-class="footnote"><text:note-citation>45</text:note-citation><text:note-body><text:p text:style-name="Footnote">Lyon, 15 mai 2007</text:p></text:note-body></text:note></text:span><text:span text:style-name="T18">, elle ne produit d'effets que pour l'avenir</text:span><text:span text:style-name="T18"><text:note text:id="ftn47" text:note-class="footnote"><text:note-citation>46</text:note-citation><text:note-body><text:p text:style-name="Footnote">V. not. Paris, 2 juill. 1998</text:p></text:note-body></text:note></text:span><text:span text:style-name="T18">.</text:span></text:p>
      <text:p text:style-name="P68"/>
      <text:list xml:id="list38173081" text:continue-list="list38176255" text:style-name="L4">
        <text:list-item>
          <text:p text:style-name="P71">La valeur</text:p>
        </text:list-item>
      </text:list>
      <text:p text:style-name="P67"/>
      <text:list xml:id="list38201607" text:continue-list="list38186315" text:style-name="L6">
        <text:list-item>
          <text:p text:style-name="P70">D'un point de vue juridique</text:p>
        </text:list-item>
      </text:list>
      <text:p text:style-name="P79"/>
      <text:p text:style-name="P68"><text:span text:style-name="T72"><text:tab/>De lege lata, la solution rendue le 11 décembre 1992, si elle était novatrice pour l'époque, n'en était pas moins cohérente avec la jurisprudence alors récente de la CEDH.</text:span></text:p>
      <text:p text:style-name="P68"><text:span text:style-name="T72"/></text:p>
      <text:p text:style-name="P68"><text:span text:style-name="T72"><text:tab/>Par ailleurs, au plan interne, l'état civil n'est jamais immuable, puisqu'il est, dans une certaine mesure, soumis aux aléas de la vie de l'individu, que les événements soient volontaires ou naturels. Sont ainsi portées en marge de l'acte de naissance les unions et désunions éventuelles (mariage et PACS et leur dissolution éventuelle). Or, ces événements sont bien le fruit d'une manifestement de volonté. Il est également admis qu'une demande de changement de nom ou de prénom puisse prospérer sous certaines conditions. En résumé, dès avant cette décision, l'état civil n'était déjà pas intangible.</text:span></text:p>
      <text:p text:style-name="P68"><text:span text:style-name="T72"/></text:p>
      <text:p text:style-name="P68"><text:span text:style-name="T72"><text:tab/>À l'identique, les personnes physiques disposent d'une certaine latitude en matière de filiation, puisqu'une place est dévolue au pouvoir de la volonté (exemple de la filiation adoptive, de la procréation médicalement assistée ou de la reconnaissance de complaisance). Ainsi, on constate que réalité (lien) biologique et réalité juridique ne coïncident pas toujours.</text:span></text:p>
      <text:p text:style-name="P68"><text:span text:style-name="T72"/></text:p>
      <text:p text:style-name="P68"><text:span text:style-name="T72"><text:tab/>En revanche, il importe d'encadrer strictement ce droit à la modification de l'état civil puisant sa source dans la volonté et ce, afin de préserver la sécurité juridique qui doit présider en la matière, notamment en raison des effets qu'un tel changement peut entraîner à l'égard des tiers, en particulier des membres de la famille (conjoint, partenaire, et enfants plus particulièrement). C'est la raison pour laquelle les changements affectant l'état civil ou l'état des personnes ne s'opèrent que sous le contrôle d'une autorité publique.</text:span></text:p>
      <text:p text:style-name="P68"><text:span text:style-name="T72"/></text:p>
      <text:p text:style-name="P79"><text:tab/>Dans un domaine voisin, une limite subsiste encore à l'heure actuelle, celle de l'impossibilité de faire figurer la mention de « sexe neutre<text:note text:id="ftn48" text:note-class="footnote"><text:note-citation>47</text:note-citation><text:note-body><text:p text:style-name="Footnote">Orléans, 22 mars 2016</text:p></text:note-body></text:note> », nonobstant sa coïncidence éventuelle avec la réalité biologique d'une personne transgenre.</text:p>
      <text:p text:style-name="P79"/>
      <text:p text:style-name="P79"><text:tab/>Les conditions posées à la rectification de l'état civil sont respectueuses du droit au respect de la vie privée et familiale en ce qu'elle permettent d'assurer un juste équilibre entre l'intérêt général et l'intérêt particulier de la personne concernée. En effet, l'exigence de caractère irréversible de ce changement de sexe permet de pallier tout risque de nouveau changement et répond donc à un vœu de stabilité. Quant à la nécessité de constater médicalement le syndrome transsexuel, il se justifie par la nécessité de ne pas laisser le choix du sexe à la discrétion des personnes. En d'autres termes, il permet d'éviter un amalgame entre travesti et transsexuel. Seul le second étant victime d'un changement qui ne lui est pas imputable, répondant ainsi à un critère d'extériorité.</text:p>
      <text:p text:style-name="P79"><text:tab/></text:p>
      <text:p text:style-name="P79"><text:soft-page-break/>En revanche, le changement de la mention de sexe à l’état civil n'étant régi en droit français par aucune disposition législative ou réglementaire, c'est une source d'insécurité juridique. Le traitement d'une telle question, en ce qu'il revêt un aspect politique et sociétal, peut connaître un sort hasardeux au gré des alternances<text:note text:id="ftn49" text:note-class="footnote"><text:note-citation>48</text:note-citation><text:note-body><text:p text:style-name="P90">Ainsi qu'on peut le constater à la lumière des débats qui subsistent encore pour le mariage entre personnes de même sexe.</text:p></text:note-body></text:note>. </text:p>
      <text:p text:style-name="P79"/>
      <text:p text:style-name="P79">« Le système repose en son entier sur une construction jurisprudentielle, ce qui contribue à rendre la situation des personnes transidentitaires souhaitant obtenir une modification de leur état civil particulièrement précaire et difficile. Elles sont en effet exposées aux interprétations divergentes du droit faites par les juridictions, ce qui pose le problème de l’effectivité de ces droits. Dès lors, seule une intervention législative serait à même d’améliorer la condition des personnes concernées ». </text:p>
      <text:p text:style-name="P79"/>
      <text:list xml:id="list38201354" text:continue-numbering="true" text:style-name="L6">
        <text:list-item>
          <text:p text:style-name="P70">Au regard de l’objectif du droit : la bonne organisation des rapports humains</text:p>
        </text:list-item>
      </text:list>
      <text:p text:style-name="P67"/>
      <text:p text:style-name="P67"><text:span text:style-name="T70"><text:tab/>De lege ferenda, on peut constater que cette solution jurisprudentielle n'a pas fait l'unanimité. Ce revirement de jurisprudence a été sévèrement critiqué par certains auteurs. Le Professeur G. </text:span><text:span text:style-name="T94">Cornu</text:span><text:span text:style-name="T94"><text:note text:id="ftn50" text:note-class="footnote"><text:note-citation>49</text:note-citation><text:note-body><text:p text:style-name="P91"><text:span text:style-name="T27">G. </text:span><text:span text:style-name="T91">Cornu</text:span><text:span text:style-name="T27">, </text:span><text:span text:style-name="T33">Droit civil. Les personnes</text:span><text:span text:style-name="T27">, 13e éd., 2007, Montchrestien, n°47</text:span></text:p></text:note-body></text:note></text:span><text:span text:style-name="T70"> avait notamment écrit en ces termes : « Quel malaise à lire que l'état civil doit être rendu conforme à la nouvelle apparence physique, comme si le paraître l'emportait sur l'être, ou plutôt [puisqu'il y a discussion sur l'être] comme si l'on pouvait gommer l'histoire et actualiser l'état civil dans un système juridique où l'état civil a pour fonction officielle, non de refléter une image sociale fluctuante, mais de préconstituer et de pérenniser la preuve authentique de faits historiques ». Outre le fait que la reconnaissance de cette possibilité entre en contradiction avec la fonction première de l'état civil, la question se pose de savoir si elle remplit effectivement son office, à savoir la protection de la vie privée et familiale ?</text:span></text:p>
      <text:p text:style-name="P79"/>
      <text:p text:style-name="P96"><text:span text:style-name="T79"><text:tab/>En effet, il convient de tempérer la critique sus-énoncée, au sens où l'histoire de l'individu n'est pas réellement « gommée ». Ainsi que cela a été dit, l'action d'état ne peut conduire qu'à un jugement constitutif d'un nouvel état par opposition à un jugement déclaratif, qui ne ferait que consacrer juridiquement une situation préexistante. En conséquence, le jugement ordonnant la modification n'a pas d'effet rétroactif et ne remet donc pas en cause ni les énonciations de l'acte de naissance de l'intéressé</text:span><text:span text:style-name="T79"><text:note text:id="ftn51" text:note-class="footnote"><text:note-citation>50</text:note-citation><text:note-body><text:p text:style-name="Footnote"><text:span text:style-name="T35">V. par ex. Paris, 2 juill. 1998, RG n°97/22034</text:span></text:p></text:note-body></text:note></text:span><text:span text:style-name="T79">, ni celui des enfants dont la filiation est déjà établie. </text:span></text:p>
      <text:p text:style-name="P96"><text:span text:style-name="T79"/></text:p>
      <text:p text:style-name="P96"><text:span text:style-name="T79"><text:tab/>Cette absence de rétroactivité interroge à un double point de vue. Tout d'abord, on peut s'interroger sur la pertinence de l'argument selon lequel il ne s'agirait là que de la constatation d'une situation nouvelle qui s'est développée postérieurement à la naissance quand le</text:span><text:bookmark text:name="hl_47_161"/><text:span text:style-name="T79"> </text:span><text:span text:style-name="Strong_20_Emphasis"><text:span text:style-name="T77">transsexualisme se définit </text:span></text:span><text:span text:style-name="T79">comme la conviction d'appartenir, depuis sa naissance et de manière irrépressible, au sexe opposé. </text:span></text:p>
      <text:p text:style-name="P96"><text:span text:style-name="T79"><text:tab/>Ensuite, </text:span><text:span text:style-name="T78">quid</text:span><text:span text:style-name="T79"> du respect de la vie privée et familiale du demandeur si, </text:span><text:span text:style-name="T78">in fine</text:span><text:span text:style-name="T79">, il reste trace de son ancien sexe (sur l'acte de mariage et les actes de naissance de ses enfants) ? Sur ce point, la CEDH avait d'ailleurs considéré que la mention d'un changement de sexe à l'état civil ne pourrait à elle seule constituer une garantie effective de l'intégrité de la vie privée du requérant, car elle révélerait qu'il a changé d'identité sexuelle</text:span><text:span text:style-name="T79"><text:note text:id="ftn52" text:note-class="footnote"><text:note-citation>51</text:note-citation><text:note-body><text:p text:style-name="P92"><text:span text:style-name="T27">CEDH, 17 oct. 1986, n°9532/81, Rees c/ Royaume Uni, § 42 - CEDH, 27 sept. 1990, n°10843/84, Cossey c/ Royaume Uni, § 40. </text:span></text:p></text:note-body></text:note></text:span><text:span text:style-name="T79">.</text:span></text:p>
      <text:p text:style-name="P96"><text:span text:style-name="T79"/></text:p>
      <text:p text:style-name="P96"><text:span text:style-name="T79"><text:tab/>Dès lors, cette absence de rétroactivité ne pourrait-elle pas être discutée, à présent qu'il n'y a plus lieu de s'interroger sur les incidences en matière de validité d'un mariage qui se trouverait consacré entre deux personnes de même sexe. Seule la filiation d'un enfant né de deux pères ou de </text:span><text:soft-page-break/><text:span text:style-name="T79">deux mères pourrait s'avérer, en l'état du droit, problématique, mais pour combien de temps encore ?</text:span></text:p>
      <text:p text:style-name="P81"><text:span text:style-name="T85"><text:tab/>La reconnaissance de la possibiilité de changer la mention du sexe d'origine sur les documents de l'état civil peut sembler légitime et juste pour les personnes concernées qui, à l'instar des personnes homosexuelles, n'ont pas choisi leur état et avaient à pâtir d'une situation inique et attentatoire, dans leur quotidien, au respect de leur vie privée.</text:span></text:p>
      <text:p text:style-name="P79"/>
      <text:p text:style-name="P79"><text:tab/>Au surplus, cette solution est conforme à l'évolution des mentalités qui tend vers une meilleure acceptation des différences, un objectif d'intégration et d'égalité. </text:p>
      <text:p text:style-name="P79"/>
      <text:p text:style-name="P79"><text:tab/>En revanche, il convient de se demander si le fait d'exiger un changement de sexe irréversible avec les conséquences que cela induit en matière de fertilité (l'ablation d'un pénis au profit de la création d'un néovagin engendrant de facto l'impossibilité d'engendrer pour l'avenir et réciproquement dans le cas inverse...) n'est pas constitutif d'une atteinte au droit à la vie familiale.</text:p>
      <text:p text:style-name="P86"/>
      <text:list xml:id="list3192861486968197716" text:style-name="L9">
        <text:list-item>
          <text:p text:style-name="P59">Un changement physique de sexe, un prélable indispensable</text:p>
        </text:list-item>
      </text:list>
      <text:p text:style-name="P10"/>
      <text:list xml:id="list8550196656939388144" text:style-name="L10">
        <text:list-item>
          <text:p text:style-name="P44">Les conditions du changement de sexe</text:p>
        </text:list-item>
      </text:list>
      <text:p text:style-name="P4"/>
      <text:list xml:id="list529846375590265769" text:style-name="L11">
        <text:list-item>
          <text:p text:style-name="P34">Un syndrome transsexuel médicalement constaté</text:p>
        </text:list-item>
      </text:list>
      <text:p text:style-name="P4"/>
      <text:list xml:id="list38200484" text:continue-numbering="true" text:style-name="L11">
        <text:list-item>
          <text:p text:style-name="P34">Le suivi d'un traitement médico-chirurgical</text:p>
        </text:list-item>
      </text:list>
      <text:p text:style-name="P4"/>
      <text:list xml:id="list38182360" text:continue-list="list8550196656939388144" text:style-name="L10">
        <text:list-item>
          <text:p text:style-name="P24">Les manifestations du changement de sexe</text:p>
        </text:list-item>
      </text:list>
      <text:p text:style-name="P4"/>
      <text:list xml:id="list6474364449216419040" text:style-name="L13">
        <text:list-item>
          <text:p text:style-name="P32">La perte partielle des caractères du sexe d'origine</text:p>
        </text:list-item>
      </text:list>
      <text:p text:style-name="P5"/>
      <text:list xml:id="list38195783" text:continue-numbering="true" text:style-name="L13">
        <text:list-item>
          <text:p text:style-name="P32">L'acquisition partielle des catactères du sexe apparent (d'élection)</text:p>
        </text:list-item>
      </text:list>
      <text:p text:style-name="P4"/>
      <text:list xml:id="list38178309" text:continue-list="list3192861486968197716" text:style-name="L9">
        <text:list-item>
          <text:p text:style-name="P58">La consecration d'une faculte de changement juridique de sexe</text:p>
        </text:list-item>
      </text:list>
      <text:p text:style-name="P5"/>
      <text:list xml:id="list3612043781232058872" text:style-name="L16">
        <text:list-item>
          <text:p text:style-name="P25">Une nécessaire sauvegarde du droit au respect de la vie privée</text:p>
        </text:list-item>
      </text:list>
      <text:p text:style-name="P22"/>
      <text:list xml:id="list4777686894928929078" text:style-name="L39">
        <text:list-item>
          <text:p text:style-name="P35">La justification de la solution par référence au respect de la vie privée</text:p>
        </text:list-item>
      </text:list>
      <text:p text:style-name="P43"/>
      <text:list xml:id="list38183964" text:continue-numbering="true" text:style-name="L39">
        <text:list-item>
          <text:p text:style-name="P35">Une protection à géométrie variable</text:p>
        </text:list-item>
      </text:list>
      <text:p text:style-name="P43"/>
      <text:list xml:id="list38193304" text:continue-list="list3612043781232058872" text:style-name="L16">
        <text:list-item>
          <text:p text:style-name="P25">L'absence d'opposition du changement de sexe avec le principe de l'indisponibilité de l'état des personnes</text:p>
        </text:list-item>
      </text:list>
      <text:p text:style-name="P4"/>
      <text:list xml:id="list8244715534663794670" text:style-name="L21">
        <text:list-item>
          <text:p text:style-name="P33">Le caractère involontaire de la mutation / L'exclusion du changement volontaire</text:p>
        </text:list-item>
      </text:list>
      <text:p text:style-name="P5"/>
      <text:list xml:id="list38182620" text:continue-numbering="true" text:style-name="L21">
        <text:list-item>
          <text:p text:style-name="P33">Une <text:s/>exception supplémentaire au principe de l'indisponibilité</text:p>
        </text:list-item>
      </text:list>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1" svg:font-family="Arial, Helvetica, sans-serif"/>
    <style:font-face style:name="Helvtine" svg:font-family="Helvtine, sans-serif"/>
    <style:font-face style:name="Montserrat" svg:font-family="Montserrat"/>
    <style:font-face style:name="MontserratBold" svg:font-family="MontserratBold"/>
    <style:font-face style:name="MontserratLight" svg:font-family="MontserratLight"/>
    <style:font-face style:name="OpenSymbol" svg:font-family="OpenSymbol"/>
    <style:font-face style:name="Tiù" svg:font-family="Tiù"/>
    <style:font-face style:name="Verdana" svg:font-family="Verdana, Arial, Helvetica, sans-serif"/>
    <style:font-face style:name="arial" svg:font-family="arial, FreeSans, sans-serif"/>
    <style:font-face style:name="Lucida Sans1" svg:font-family="'Lucida Sans'" style:font-family-generic="swiss"/>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BoldMT1" svg:font-family="TimesNewRomanPS-BoldMT" style:font-family-generic="system" style:font-pitch="variable"/>
    <style:font-face style:name="TimesNewRomanPSMT1" svg:font-family="TimesNewRomanPS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le POUGET</meta:initial-creator>
    <meta:creation-date>2017-02-06T20:17:59.31</meta:creation-date>
    <dc:date>2017-02-07T18:00:26.72</dc:date>
    <dc:creator>Emmanuelle POUGET</dc:creator>
    <meta:editing-duration>PT12H27M26S</meta:editing-duration>
    <meta:editing-cycles>40</meta:editing-cycles>
    <meta:generator>OpenOffice/4.0.1$Win32 OpenOffice.org_project/401m5$Build-9714</meta:generator>
    <meta:document-statistic meta:table-count="1" meta:image-count="0" meta:object-count="0" meta:page-count="14" meta:paragraph-count="224" meta:word-count="7772" meta:character-count="47284"/>
  </office:meta>
</office:document-meta>
</file>